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style>
    <style:style style:name="gr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643cm" fo:min-width="0.235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06cm" fo:min-width="0.00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0"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draw:fill="gradient" draw:fill-color="#cfe7f5" draw:fill-gradient-name="Greysca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Purpl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5" style:family="graphic" style:parent-style-name="standard" style:list-style-name="L1">
      <style:graphic-properties draw:stroke="solid" svg:stroke-width="0.04cm" svg:stroke-color="#b2b2b2" draw:marker-start="" draw:marker-start-width="0.26cm" draw:marker-start-center="false" draw:marker-end="" draw:marker-end-width="0.26cm" draw:marker-end-center="false" draw:fill="gradient" draw:fill-color="#cfe7f5" draw:fill-gradient-name="Light_20_Grey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graphic-properties draw:marker-start="Arrow" draw:marker-start-width="0.3cm" draw:textarea-vertical-align="middle"/>
    </style:style>
    <style:style style:name="gr1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643cm" fo:min-width="0.235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06cm" fo:min-width="0.00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graphic-properties draw:fill="none" draw:textarea-vertical-align="middle"/>
    </style:style>
    <style:style style:name="gr123" style:family="graphic" style:parent-style-name="objectwithoutfill">
      <style:graphic-properties draw:marker-start="Arrow" draw:marker-start-width="0.3cm" draw:marker-end="Arrow" draw:marker-end-width="0.3cm" draw:fill="none" draw:textarea-vertical-align="middle"/>
    </style:style>
    <style:style style:name="gr12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7" style:family="graphic" style:parent-style-name="standard">
      <style:graphic-properties draw:marker-start="Arrow" draw:marker-start-width="0.3cm" draw:marker-end="" draw:textarea-vertical-align="middle"/>
    </style:style>
    <style:style style:name="gr158" style:family="graphic" style:parent-style-name="standard">
      <style:graphic-properties draw:textarea-vertical-align="middle"/>
    </style:style>
    <style:style style:name="gr15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2" style:family="graphic" style:parent-style-name="standard">
      <style:graphic-properties draw:marker-start="" draw:marker-start-width="0.3cm" draw:marker-end="Arrow" draw:textarea-vertical-align="middle"/>
    </style:style>
    <style:style style:name="gr19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449cm" fo:min-width="0.235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24cm" fo:min-width="0.00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449cm" fo:min-width="0.235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24cm" fo:min-width="0.00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261" style:family="graphic" style:parent-style-name="standard">
      <style:graphic-properties draw:stroke="none" svg:stroke-color="#000000" draw:fill="none" draw:fill-color="#ffffff" draw:textarea-horizontal-align="left" draw:auto-grow-height="true" draw:auto-grow-width="false" fo:min-height="1.289cm" fo:min-width="0cm"/>
    </style:style>
    <style:style style:name="gr262" style:family="graphic" style:parent-style-name="standard">
      <style:graphic-properties draw:stroke="none" svg:stroke-color="#000000" draw:fill="none" draw:fill-color="#ffffff" draw:textarea-horizontal-align="left" draw:auto-grow-height="true" draw:auto-grow-width="false" fo:min-height="1.423cm" fo:min-width="2.034cm"/>
    </style:style>
    <style:style style:name="gr263" style:family="graphic" style:parent-style-name="standard">
      <style:graphic-properties draw:stroke="none" svg:stroke-color="#000000" draw:fill="none" draw:fill-color="#ffffff" draw:textarea-horizontal-align="left" draw:auto-grow-height="true" draw:auto-grow-width="true" fo:min-height="1.423cm" fo:min-width="1.458cm"/>
    </style:style>
    <style:style style:name="gr264" style:family="graphic" style:parent-style-name="standard">
      <style:graphic-properties draw:stroke="none" svg:stroke-color="#000000" draw:fill="none" draw:fill-color="#ffffff" draw:textarea-horizontal-align="left" draw:auto-grow-height="true" draw:auto-grow-width="true" fo:min-height="0.395cm" fo:min-width="5.641cm"/>
    </style:style>
    <style:style style:name="gr265" style:family="graphic" style:parent-style-name="standard">
      <style:graphic-properties draw:stroke="none" svg:stroke-color="#000000" draw:fill="none" draw:fill-color="#ffffff" draw:textarea-horizontal-align="left" draw:auto-grow-height="true" draw:auto-grow-width="true" fo:min-height="0.544cm" fo:min-width="2.489cm"/>
    </style:style>
    <style:style style:name="gr266" style:family="graphic" style:parent-style-name="standard">
      <style:graphic-properties draw:stroke="none" svg:stroke-color="#000000" draw:fill="none" draw:fill-color="#ffffff" draw:textarea-horizontal-align="left" draw:auto-grow-height="true" draw:auto-grow-width="true" fo:min-height="0.395cm" fo:min-width="0.489cm"/>
    </style:style>
    <style:style style:name="gr267"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268"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269" style:family="graphic" style:parent-style-name="standard">
      <style:graphic-properties draw:stroke="none" svg:stroke-color="#000000" draw:fill="none" draw:fill-color="#ffffff" draw:textarea-horizontal-align="left" draw:auto-grow-height="true" draw:auto-grow-width="true" fo:min-height="0.395cm" fo:min-width="1.171cm"/>
    </style:style>
    <style:style style:name="gr270" style:family="graphic" style:parent-style-name="standard">
      <style:graphic-properties draw:stroke="none" svg:stroke-color="#000000" draw:fill="none" draw:fill-color="#ffffff" draw:textarea-horizontal-align="left" draw:auto-grow-height="true" draw:auto-grow-width="false" fo:min-height="1.297cm" fo:min-width="0cm"/>
    </style:style>
    <style:style style:name="gr271" style:family="graphic" style:parent-style-name="standard">
      <style:graphic-properties draw:stroke="none" svg:stroke-color="#000000" draw:fill="none" draw:fill-color="#ffffff" draw:textarea-horizontal-align="left" draw:auto-grow-height="true" draw:auto-grow-width="true" fo:min-height="0.433cm" fo:min-width="2.872cm"/>
    </style:style>
    <style:style style:name="gr2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graphic-properties draw:stroke="none" svg:stroke-color="#000000" draw:fill="none" draw:fill-color="#ffffff" draw:textarea-horizontal-align="left" draw:auto-grow-height="true" draw:auto-grow-width="true" fo:min-height="0.865cm" fo:min-width="1.018cm"/>
    </style:style>
    <style:style style:name="gr309" style:family="graphic" style:parent-style-name="standard">
      <style:graphic-properties draw:stroke="none" svg:stroke-color="#000000" draw:fill="none" draw:fill-color="#ffffff" draw:textarea-horizontal-align="left" draw:auto-grow-height="true" draw:auto-grow-width="true" fo:min-height="0.865cm" fo:min-width="1.149cm"/>
    </style:style>
    <style:style style:name="gr310" style:family="graphic" style:parent-style-name="standard">
      <style:graphic-properties draw:stroke="none" svg:stroke-color="#000000" draw:fill="none" draw:fill-color="#ffffff" draw:textarea-horizontal-align="left" draw:auto-grow-height="true" draw:auto-grow-width="true" fo:min-height="0.865cm" fo:min-width="1.666cm"/>
    </style:style>
    <style:style style:name="gr3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3cm" fo:min-width="0.55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71cm" fo:min-width="0.23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graphic-properties draw:stroke="none" svg:stroke-color="#000000" draw:fill="none" draw:fill-color="#ffffff" draw:textarea-horizontal-align="left" draw:auto-grow-height="true" draw:auto-grow-width="false" fo:min-height="0.433cm" fo:min-width="0cm"/>
    </style:style>
    <style:style style:name="gr3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0"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style:paragraph-properties fo:text-align="center"/>
    </style:style>
    <style:style style:name="P27" style:family="paragraph">
      <loext:graphic-properties draw:fill="none"/>
      <style:paragraph-properties fo:text-align="center"/>
    </style:style>
    <style:style style:name="P28"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style:text-properties fo:font-size="11pt" style:font-size-asian="18pt" style:font-size-complex="18pt"/>
    </style:style>
    <style:style style:name="P32" style:family="paragraph">
      <loext:graphic-properties draw:fill="none" draw:fill-color="#ffffff"/>
      <style:text-properties fo:font-size="10pt" style:font-size-asian="18pt" style:font-size-complex="18pt"/>
    </style:style>
    <style:style style:name="P33" style:family="paragraph">
      <loext:graphic-properties draw:fill="none" draw:fill-color="#ffffff"/>
      <style:text-properties fo:font-size="12pt" style:font-size-asian="18pt" style:font-size-complex="18pt"/>
    </style:style>
    <style:style style:name="P34" style:family="paragraph">
      <loext:graphic-properties draw:fill="none" draw:fill-color="#ffffff"/>
    </style:style>
    <style:style style:name="T1" style:family="text">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11pt" style:font-size-asian="18pt" style:font-size-complex="18pt"/>
    </style:style>
    <style:style style:name="T3" style:family="text">
      <style:text-properties fo:font-size="10pt" style:font-size-asian="18pt" style:font-size-complex="18pt"/>
    </style:style>
    <style:style style:name="T4"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 draw:text-style-name="P1" draw:layer="layout" svg:width="2.507cm" svg:height="1.469cm" svg:x="3.593cm" svg:y="13.363cm" svg:viewBox="0 0 2508 1470" svg:d="M0 1470c710 0 1823-464 2303-770s0-700-242-700z">
            <text:p/>
          </draw:path>
          <draw:g>
            <draw:polygon draw:style-name="gr2" draw:text-style-name="P2" draw:layer="layout" svg:width="1.454cm" svg:height="3.639cm" svg:x="2.138cm" svg:y="11.193cm" svg:viewBox="0 0 1455 3640" draw:points="0,2800 0,0 1455,840 1455,3640">
              <text:p/>
            </draw:polygon>
            <draw:polygon draw:style-name="gr3" draw:text-style-name="P3" draw:layer="layout" svg:width="2.06cm" svg:height="3.989cm" svg:x="3.593cm" svg:y="10.843cm" svg:viewBox="0 0 2061 3990" draw:points="0,3990 0,1190 2061,0 2061,2800">
              <text:p/>
            </draw:polygon>
            <draw:polygon draw:style-name="gr4" draw:text-style-name="P4" draw:layer="layout" svg:width="3.515cm" svg:height="2.029cm" svg:x="2.138cm" svg:y="10.003cm" svg:viewBox="0 0 3516 2030" draw:points="1455,2030 0,1190 2061,0 3516,840">
              <text:p/>
            </draw:polygon>
            <draw:polygon draw:style-name="gr5" draw:text-style-name="P5" draw:layer="layout" svg:width="3.515cm" svg:height="4.829cm" svg:x="2.138cm" svg:y="10.003cm" svg:viewBox="0 0 3516 4830" draw:points="0,3990 0,1190 2061,0 3516,840 3516,3640 1455,4830">
              <text:p/>
            </draw:polygon>
            <draw:line draw:style-name="gr6" draw:text-style-name="P6" draw:layer="layout" svg:x1="3.35cm" svg:y1="14.133cm" svg:x2="2.38cm" svg:y2="13.573cm">
              <text:p/>
            </draw:line>
            <draw:line draw:style-name="gr7" draw:text-style-name="P6" draw:layer="layout" svg:x1="3.35cm" svg:y1="14.413cm" svg:x2="2.38cm" svg:y2="13.853cm">
              <text:p/>
            </draw:line>
            <draw:line draw:style-name="gr8" draw:text-style-name="P6" draw:layer="layout" svg:x1="3.35cm" svg:y1="14.273cm" svg:x2="2.38cm" svg:y2="13.713cm">
              <text:p/>
            </draw:line>
            <draw:polyline draw:style-name="gr9" draw:text-style-name="P6" draw:layer="layout" svg:width="1.211cm" svg:height="0.839cm" svg:x="2.259cm" svg:y="11.613cm" svg:viewBox="0 0 1212 840" draw:points="1212,840 0,140 0,0">
              <text:p/>
            </draw:polyline>
            <draw:polyline draw:style-name="gr10" draw:text-style-name="P6" draw:layer="layout" svg:width="1.19cm" svg:height="0.842cm" svg:x="2.28cm" svg:y="11.61cm" svg:viewBox="0 0 1191 843" draw:points="1191,843 1191,703 0,0">
              <text:p/>
            </draw:polyline>
            <draw:polygon draw:style-name="gr11" draw:text-style-name="P7" draw:layer="layout" svg:width="0.141cm" svg:height="0.246cm" svg:x="2.708cm" svg:y="13.01cm" svg:viewBox="0 0 142 247" draw:points="0,165 0,0 142,82 142,247">
              <text:p/>
            </draw:polygon>
            <draw:line draw:style-name="gr12" draw:text-style-name="P6" draw:layer="layout" svg:x1="3.35cm" svg:y1="13.993cm" svg:x2="2.38cm" svg:y2="13.433cm">
              <text:p/>
            </draw:line>
          </draw:g>
        </draw:g>
        <draw:g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3" draw:text-style-name="P1" draw:layer="layout" svg:width="2.507cm" svg:height="1.469cm" svg:x="16.265cm" svg:y="13.406cm" svg:viewBox="0 0 2508 1470" svg:d="M0 1470c710 0 1823-464 2303-770s0-700-242-700z">
            <text:p/>
          </draw:path>
          <draw:g>
            <draw:polygon draw:style-name="gr14" draw:text-style-name="P2" draw:layer="layout" svg:width="1.454cm" svg:height="3.639cm" svg:x="14.81cm" svg:y="11.236cm" svg:viewBox="0 0 1455 3640" draw:points="0,2800 0,0 1455,840 1455,3640">
              <text:p/>
            </draw:polygon>
            <draw:polygon draw:style-name="gr15" draw:text-style-name="P3" draw:layer="layout" svg:width="2.06cm" svg:height="3.989cm" svg:x="16.265cm" svg:y="10.886cm" svg:viewBox="0 0 2061 3990" draw:points="0,3990 0,1190 2061,0 2061,2800">
              <text:p/>
            </draw:polygon>
            <draw:polygon draw:style-name="gr16" draw:text-style-name="P4" draw:layer="layout" svg:width="3.515cm" svg:height="2.029cm" svg:x="14.81cm" svg:y="10.046cm" svg:viewBox="0 0 3516 2030" draw:points="1455,2030 0,1190 2061,0 3516,840">
              <text:p/>
            </draw:polygon>
            <draw:polygon draw:style-name="gr17" draw:text-style-name="P5" draw:layer="layout" svg:width="3.515cm" svg:height="4.829cm" svg:x="14.81cm" svg:y="10.046cm" svg:viewBox="0 0 3516 4830" draw:points="0,3990 0,1190 2061,0 3516,840 3516,3640 1455,4830">
              <text:p/>
            </draw:polygon>
            <draw:line draw:style-name="gr18" draw:text-style-name="P6" draw:layer="layout" svg:x1="16.022cm" svg:y1="14.176cm" svg:x2="15.052cm" svg:y2="13.616cm">
              <text:p/>
            </draw:line>
            <draw:line draw:style-name="gr19" draw:text-style-name="P6" draw:layer="layout" svg:x1="16.022cm" svg:y1="14.456cm" svg:x2="15.052cm" svg:y2="13.896cm">
              <text:p/>
            </draw:line>
            <draw:line draw:style-name="gr20" draw:text-style-name="P6" draw:layer="layout" svg:x1="16.022cm" svg:y1="14.316cm" svg:x2="15.052cm" svg:y2="13.756cm">
              <text:p/>
            </draw:line>
            <draw:polyline draw:style-name="gr21" draw:text-style-name="P6" draw:layer="layout" svg:width="1.211cm" svg:height="0.839cm" svg:x="14.931cm" svg:y="11.656cm" svg:viewBox="0 0 1212 840" draw:points="1212,840 0,140 0,0">
              <text:p/>
            </draw:polyline>
            <draw:polyline draw:style-name="gr22" draw:text-style-name="P6" draw:layer="layout" svg:width="1.19cm" svg:height="0.842cm" svg:x="14.952cm" svg:y="11.653cm" svg:viewBox="0 0 1191 843" draw:points="1191,843 1191,703 0,0">
              <text:p/>
            </draw:polyline>
            <draw:polygon draw:style-name="gr23" draw:text-style-name="P7" draw:layer="layout" svg:width="0.141cm" svg:height="0.246cm" svg:x="15.38cm" svg:y="13.053cm" svg:viewBox="0 0 142 247" draw:points="0,165 0,0 142,82 142,247">
              <text:p/>
            </draw:polygon>
            <draw:line draw:style-name="gr24" draw:text-style-name="P6" draw:layer="layout" svg:x1="16.022cm" svg:y1="14.036cm" svg:x2="15.052cm" svg:y2="13.476cm">
              <text:p/>
            </draw:line>
          </draw:g>
        </draw:g>
        <draw:custom-shape draw:style-name="gr25" draw:text-style-name="P9" xml:id="id12" draw:id="id12" draw:layer="layout" svg:width="5.465cm" svg:height="2.369cm" svg:x="7.548cm" svg:y="3.33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Corporate </text:span></text:p>
          <text:p text:style-name="P8"><text:span text:style-name="T1">L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custom-shape draw:style-name="gr26" draw:text-style-name="P10" draw:layer="layout" svg:width="0.774cm" svg:height="1.767cm" svg:x="13.591cm" svg:y="14.8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7" draw:text-style-name="P11" draw:layer="layout" svg:width="0.774cm" svg:height="0.56cm" svg:x="13.591cm" svg:y="14.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 draw:text-style-name="P1" draw:layer="layout" svg:width="2.009cm" svg:height="1.476cm" svg:x="10.356cm" svg:y="8.86cm" svg:viewBox="0 0 2010 1477" svg:d="M2 1477c166 0 2008-918 2008-1198 0-279-259-279-426-279 0 119-1643 598-1582 1477z">
              <text:p/>
            </draw:path>
            <draw:g>
              <draw:polygon draw:style-name="gr29" draw:text-style-name="P2" draw:layer="layout" svg:width="2.129cm" svg:height="2.194cm" svg:x="8.105cm" svg:y="8.062cm" svg:viewBox="0 0 2130 2195" draw:points="0,798 0,0 2130,1397 2130,2195">
                <text:p/>
              </draw:polygon>
              <draw:polygon draw:style-name="gr30" draw:text-style-name="P3" draw:layer="layout" svg:width="1.825cm" svg:height="1.994cm" svg:x="10.235cm" svg:y="8.262cm" svg:viewBox="0 0 1826 1995" draw:points="0,1995 0,1197 1826,0 1826,798">
                <text:p/>
              </draw:polygon>
              <draw:polygon draw:style-name="gr31" draw:text-style-name="P4" draw:layer="layout" svg:width="3.956cm" svg:height="2.593cm" svg:x="8.105cm" svg:y="6.865cm" svg:viewBox="0 0 3957 2594" draw:points="2130,2594 0,1197 1826,0 3957,1397">
                <text:p/>
              </draw:polygon>
              <draw:line draw:style-name="gr32" draw:text-style-name="P6" draw:layer="layout" svg:x1="8.835cm" svg:y1="8.701cm" svg:x2="8.835cm" svg:y2="9.18cm">
                <text:p/>
              </draw:line>
              <draw:line draw:style-name="gr33" draw:text-style-name="P6" draw:layer="layout" svg:x1="10.175cm" svg:y1="9.723cm" svg:x2="9.201cm" svg:y2="9.084cm">
                <text:p/>
              </draw:line>
              <draw:line draw:style-name="gr34" draw:text-style-name="P6" draw:layer="layout" svg:x1="9.195cm" svg:y1="8.94cm" svg:x2="9.195cm" svg:y2="9.1cm">
                <text:p/>
              </draw:line>
              <draw:line draw:style-name="gr35" draw:text-style-name="P6" draw:layer="layout" svg:x1="10.169cm" svg:y1="9.579cm" svg:x2="10.169cm" svg:y2="9.739cm">
                <text:p/>
              </draw:line>
              <draw:line draw:style-name="gr36" draw:text-style-name="P6" draw:layer="layout" svg:x1="10.169cm" svg:y1="9.579cm" svg:x2="9.195cm" svg:y2="8.94cm">
                <text:p/>
              </draw:line>
              <draw:polygon draw:style-name="gr37" draw:text-style-name="P7" draw:layer="layout" svg:width="0.121cm" svg:height="0.239cm" svg:x="8.957cm" svg:y="8.78cm" svg:viewBox="0 0 122 240" draw:points="0,160 0,0 122,80 122,240">
                <text:p/>
              </draw:polygon>
              <draw:line draw:style-name="gr38" draw:text-style-name="P6" draw:layer="layout" svg:x1="8.714cm" svg:y1="8.621cm" svg:x2="8.714cm" svg:y2="9.1cm">
                <text:p/>
              </draw:line>
              <draw:line draw:style-name="gr39" draw:text-style-name="P6" draw:layer="layout" svg:x1="8.592cm" svg:y1="8.541cm" svg:x2="8.592cm" svg:y2="9.02cm">
                <text:p/>
              </draw:line>
              <draw:line draw:style-name="gr40" draw:text-style-name="P6" draw:layer="layout" svg:x1="8.47cm" svg:y1="8.461cm" svg:x2="8.47cm" svg:y2="8.94cm">
                <text:p/>
              </draw:line>
              <draw:line draw:style-name="gr41" draw:text-style-name="P6" draw:layer="layout" svg:x1="8.348cm" svg:y1="8.381cm" svg:x2="8.348cm" svg:y2="8.86cm">
                <text:p/>
              </draw:line>
              <draw:line draw:style-name="gr42" draw:text-style-name="P6" draw:layer="layout" svg:x1="8.227cm" svg:y1="8.301cm" svg:x2="8.227cm" svg:y2="8.78cm">
                <text:p/>
              </draw:line>
              <draw:polygon draw:style-name="gr43" draw:text-style-name="P2" draw:layer="layout" svg:width="0.121cm" svg:height="0.877cm" svg:x="7.983cm" svg:y="7.982cm" svg:viewBox="0 0 122 878" draw:points="0,798 0,0 122,80 122,878">
                <text:p/>
              </draw:polygon>
              <draw:polygon draw:style-name="gr44" draw:text-style-name="P2" draw:layer="layout" svg:width="0.121cm" svg:height="0.877cm" svg:x="10.235cm" svg:y="9.459cm" svg:viewBox="0 0 122 878" draw:points="0,798 0,0 122,80 122,878">
                <text:p/>
              </draw:polygon>
              <draw:polygon draw:style-name="gr45" draw:text-style-name="P5" draw:layer="layout" svg:width="4.078cm" svg:height="3.471cm" svg:x="7.983cm" svg:y="6.865cm" svg:viewBox="0 0 4079 3472" draw:points="0,1915 0,1117 122,1197 1948,0 4079,1397 4079,2195 2374,3312 2374,3472">
                <text:p/>
              </draw:polygon>
            </draw:g>
          </draw:g>
          <draw:g>
            <draw:path draw:style-name="gr46" draw:text-style-name="P12" draw:layer="layout" svg:width="0.534cm" svg:height="0.457cm" svg:x="10.796cm" svg:y="9.613cm" svg:viewBox="0 0 535 458" svg:d="M264 0c232 0 271 170 271 323-77 101-387 204-534 73-8-149 30-396 263-396z">
              <text:p/>
            </draw:path>
            <draw:path draw:style-name="gr47" draw:text-style-name="P13" draw:layer="layout" svg:width="0.115cm" svg:height="0.329cm" svg:x="11.06cm" svg:y="9.69cm" svg:viewBox="0 0 116 330" svg:d="M0 25c26-16 91-8 116-25 0 101 0 330 0 330 0-115-90-220-116-305z">
              <text:p/>
            </draw:path>
            <draw:path draw:style-name="gr48" draw:text-style-name="P14" draw:layer="layout" svg:width="0.175cm" svg:height="0.274cm" svg:x="11.01cm" svg:y="9.461cm" svg:viewBox="0 0 176 275" svg:d="M77 0c66 0 87 93 87 143 0 51 41 111-28 127-68 17-136-2-136-118 0-115 11-152 77-152z">
              <text:p/>
            </draw:path>
            <draw:path draw:style-name="gr49" draw:text-style-name="P15" draw:layer="layout" svg:width="0.27cm" svg:height="0.405cm" svg:x="11.021cm" svg:y="9.233cm" svg:viewBox="0 0 271 406" svg:d="M155 0c66 0 116 0 116 178 0 177-50 228-116 228s-155-113-155-228 89-178 155-178z">
              <text:p/>
            </draw:path>
            <draw:path draw:style-name="gr50" draw:text-style-name="P16" draw:layer="layout" svg:width="0.328cm" svg:height="0.384cm" svg:x="10.957cm" svg:y="9.131cm" svg:viewBox="0 0 329 385" svg:d="M142 0c78 0 194 0 187 101-40 47-167 13-187 51-61 117 39 305-116 204-78-229 38-356 116-356z">
              <text:p/>
            </draw:path>
            <draw:path draw:style-name="gr51" draw:text-style-name="P17" draw:layer="layout" svg:width="0.457cm" svg:height="0.371cm" svg:x="11.292cm" svg:y="9.716cm" svg:viewBox="0 0 458 372" svg:d="M233 0c232 0 225 170 225 323-77 101-381 33-458-94 39-102 0-229 233-229z">
              <text:p/>
            </draw:path>
            <draw:path draw:style-name="gr52" draw:text-style-name="P13" draw:layer="layout" svg:width="0.115cm" svg:height="0.253cm" svg:x="11.409cm" svg:y="9.792cm" svg:viewBox="0 0 116 254" svg:d="M0 0c39 25 91 17 116 0-77 76-116 254-116 254 0-115 0-153 0-254z">
              <text:p/>
            </draw:path>
            <draw:path draw:style-name="gr53" draw:text-style-name="P14" draw:layer="layout" svg:width="0.159cm" svg:height="0.21cm" svg:x="11.409cm" svg:y="9.588cm" svg:viewBox="0 0 160 211" svg:d="M116 0c66 0 39 76 39 127s-78 102-116 77c-39-26-39-26-39-103 0-76 50-101 116-101z">
              <text:p/>
            </draw:path>
            <draw:path draw:style-name="gr54" draw:text-style-name="P18" draw:layer="layout" svg:width="0.232cm" svg:height="0.329cm" svg:x="11.331cm" svg:y="9.385cm" svg:viewBox="0 0 233 330" svg:d="M116 0c66 0 117 25 117 127s-51 203-117 203-116-88-116-203 50-127 116-127z">
              <text:p/>
            </draw:path>
            <draw:path draw:style-name="gr55" draw:text-style-name="P19" draw:layer="layout" svg:width="0.323cm" svg:height="0.464cm" svg:x="11.331cm" svg:y="9.258cm" svg:viewBox="0 0 324 465" svg:d="M208 0c-78 0-215 25-208 127 40 46 174 12 194 51 62 116-13 331 78 279 116-253 13-457-64-457z">
              <text:p/>
            </draw:path>
            <draw:path draw:style-name="gr56" draw:text-style-name="P20" draw:layer="layout" svg:width="0.947cm" svg:height="0.943cm" svg:x="10.802cm" svg:y="9.131cm" svg:viewBox="0 0 948 944" svg:d="M296 0c78 0 201 0 194 101-2 10-26 18-38 26 77 178 0 382-78 382 78 25 128 85 145 185 16-60 53-91 87-84v-37c-81-52-105-234-38-293 0 0-50-10-39-26-11-123 221-148 244-115 68 34 127 286 21 461 161-10 154 242 154 308-177 80-373 12-446-77-114 108-400 143-501 53-12-192 61-380 205-395-1-41 7-73 7-116-13-8-23-7-33-17-77-229 39-356 116-356z">
              <text:p/>
            </draw:path>
          </draw:g>
        </draw:g>
        <draw:g xml:id="id13" draw:id="id13">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57" draw:text-style-name="P21" draw:layer="layout" svg:width="0.083cm" svg:height="0.124cm" svg:x="18.017cm" svg:y="4.932cm" svg:viewBox="0 0 84 125" draw:points="84,75 68,0 0,50 17,125">
              <text:p/>
            </draw:polygon>
            <draw:polygon draw:style-name="gr58" draw:text-style-name="P22" draw:layer="layout" svg:width="0.185cm" svg:height="0.136cm" svg:x="17.898cm" svg:y="4.845cm" svg:viewBox="0 0 186 137" draw:points="186,87 152,50 101,13 68,0 0,50 34,62 84,100 118,137">
              <text:p/>
            </draw:polygon>
            <draw:path draw:style-name="gr59" draw:text-style-name="P23" draw:layer="layout" svg:width="0.151cm" svg:height="0.161cm" svg:x="17.882cm" svg:y="4.895cm" svg:viewBox="0 0 152 162" svg:d="M0 50c0-75 34-50 68-25 33 25 67 25 84 137 0 0-68-49-152-112z">
              <text:p/>
            </draw:path>
            <draw:path draw:style-name="gr60" draw:text-style-name="P5" draw:layer="layout" svg:width="0.218cm" svg:height="0.212cm" svg:x="17.882cm" svg:y="4.845cm" svg:viewBox="0 0 219 213" svg:d="M84 0c34 13 34 13 68 38 17 12 51 24 67 124-33 26-33 26-67 51-19-12-118-88-152-113 0-62 34-62 84-100z">
              <text:p/>
            </draw:path>
          </draw:g>
          <draw:g>
            <draw:path draw:style-name="gr61" draw:text-style-name="P1" draw:layer="layout" svg:width="0.194cm" svg:height="0.154cm" svg:x="17.349cm" svg:y="5.017cm" svg:viewBox="0 0 195 155" svg:d="M0 155c46 0 163-69 186-86s0-69-46-69c0 38-140 155-140 155z">
              <text:p/>
            </draw:path>
            <draw:g>
              <draw:polygon draw:style-name="gr62" draw:text-style-name="P21" draw:layer="layout" svg:width="0.168cm" svg:height="0.174cm" svg:x="17.32cm" svg:y="5.014cm" svg:viewBox="0 0 169 175" draw:points="169,50 169,0 0,125 0,175">
                <text:p/>
              </draw:polygon>
              <draw:polygon draw:style-name="gr63" draw:text-style-name="P21" draw:layer="layout" svg:width="0.168cm" svg:height="0.212cm" svg:x="17.185cm" svg:y="4.826cm" svg:viewBox="0 0 169 213" draw:points="169,87 169,0 0,125 0,213">
                <text:p/>
              </draw:polygon>
              <draw:polygon draw:style-name="gr64" draw:text-style-name="P22" draw:layer="layout" svg:width="0.303cm" svg:height="0.224cm" svg:x="17.185cm" svg:y="4.914cm" svg:viewBox="0 0 304 225" draw:points="304,100 169,0 0,125 135,225">
                <text:p/>
              </draw:polygon>
              <draw:polygon draw:style-name="gr65" draw:text-style-name="P23" draw:layer="layout" svg:width="0.168cm" svg:height="0.212cm" svg:x="17.152cm" svg:y="4.976cm" svg:viewBox="0 0 169 213" draw:points="169,213 169,162 34,62 34,0 0,25 0,87">
                <text:p/>
              </draw:polygon>
              <draw:polygon draw:style-name="gr66" draw:text-style-name="P21" draw:layer="layout" svg:width="0.539cm" svg:height="0.949cm" svg:x="17.135cm" svg:y="4.064cm" svg:viewBox="0 0 540 950" draw:points="540,550 540,0 0,400 0,950">
                <text:p/>
              </draw:polygon>
              <draw:polygon draw:style-name="gr67" draw:text-style-name="P24" draw:layer="layout" svg:width="0.505cm" svg:height="0.874cm" svg:x="17.152cm" svg:y="4.101cm" svg:viewBox="0 0 506 875" draw:points="506,500 506,0 0,375 0,875">
                <text:p/>
              </draw:polygon>
              <draw:polygon draw:style-name="gr68" draw:text-style-name="P22" draw:layer="layout" svg:width="0.573cm" svg:height="0.424cm" svg:x="17.101cm" svg:y="4.039cm" svg:viewBox="0 0 574 425" draw:points="34,425 574,25 540,0 0,400">
                <text:p/>
              </draw:polygon>
              <draw:polygon draw:style-name="gr69" draw:text-style-name="P23" draw:layer="layout" svg:width="0.033cm" svg:height="0.574cm" svg:x="17.101cm" svg:y="4.439cm" svg:viewBox="0 0 34 575" draw:points="34,575 34,25 0,0 0,550">
                <text:p/>
              </draw:polygon>
              <draw:polygon draw:style-name="gr70" draw:text-style-name="P5" draw:layer="layout" svg:width="0.573cm" svg:height="1.149cm" svg:x="17.101cm" svg:y="4.039cm" svg:viewBox="0 0 574 1150" draw:points="540,0 0,400 0,950 34,975 51,962 51,1025 219,1150 388,1025 388,975 253,875 253,812 574,575 574,25">
                <text:p/>
              </draw:polygon>
            </draw:g>
          </draw:g>
          <draw:g>
            <draw:path draw:style-name="gr71" draw:text-style-name="P1" draw:layer="layout" svg:width="0.143cm" svg:height="0.119cm" svg:x="17.817cm" svg:y="5.109cm" svg:viewBox="0 0 144 120" svg:d="M0 120c0 0 93-34 116-51 25-19 47-69 0-69 0 38-116 120-116 120z">
              <text:p/>
            </draw:path>
            <draw:g>
              <draw:polygon draw:style-name="gr72" draw:text-style-name="P22" draw:layer="layout" svg:width="0.725cm" svg:height="0.536cm" svg:x="17.207cm" svg:y="4.952cm" svg:viewBox="0 0 726 537" draw:points="186,537 726,137 540,0 0,400">
                <text:p/>
              </draw:polygon>
              <draw:polygon draw:style-name="gr73" draw:text-style-name="P23" draw:layer="layout" svg:width="0.185cm" svg:height="0.187cm" svg:x="17.207cm" svg:y="5.352cm" svg:viewBox="0 0 186 188" draw:points="186,188 186,137 0,0 0,50">
                <text:p/>
              </draw:polygon>
              <draw:polygon draw:style-name="gr74" draw:text-style-name="P21" draw:layer="layout" svg:width="0.539cm" svg:height="0.449cm" svg:x="17.393cm" svg:y="5.089cm" svg:viewBox="0 0 540 450" draw:points="540,50 540,0 0,400 0,450">
                <text:p/>
              </draw:polygon>
              <draw:polygon draw:style-name="gr75" draw:text-style-name="P5" draw:layer="layout" svg:width="0.725cm" svg:height="0.586cm" svg:x="17.207cm" svg:y="4.952cm" svg:viewBox="0 0 726 587" draw:points="540,0 0,400 0,450 186,587 726,188 726,137">
                <text:p/>
              </draw:polygon>
              <draw:g>
                <draw:polygon draw:style-name="gr76" draw:text-style-name="P25" draw:layer="layout" svg:width="0.235cm" svg:height="0.174cm" svg:x="17.654cm" svg:y="4.986cm" svg:viewBox="0 0 236 175" draw:points="236,100 101,0 0,75 135,175">
                  <text:p/>
                </draw:polygon>
                <draw:line draw:style-name="gr77" draw:text-style-name="P6" draw:layer="layout" svg:x1="17.856cm" svg:y1="5.111cm" svg:x2="17.721cm" svg:y2="5.011cm">
                  <text:p/>
                </draw:line>
                <draw:line draw:style-name="gr78" draw:text-style-name="P6" draw:layer="layout" svg:x1="17.822cm" svg:y1="5.135cm" svg:x2="17.687cm" svg:y2="5.035cm">
                  <text:p/>
                </draw:line>
                <draw:line draw:style-name="gr79" draw:text-style-name="P6" draw:layer="layout" svg:x1="17.788cm" svg:y1="5.011cm" svg:x2="17.687cm" svg:y2="5.086cm">
                  <text:p/>
                </draw:line>
                <draw:line draw:style-name="gr80" draw:text-style-name="P6" draw:layer="layout" svg:x1="17.822cm" svg:y1="5.035cm" svg:x2="17.721cm" svg:y2="5.11cm">
                  <text:p/>
                </draw:line>
                <draw:line draw:style-name="gr81" draw:text-style-name="P6" draw:layer="layout" svg:x1="17.857cm" svg:y1="5.061cm" svg:x2="17.789cm" svg:y2="5.111cm">
                  <text:p/>
                </draw:line>
              </draw:g>
              <draw:g>
                <draw:polygon draw:style-name="gr82" draw:text-style-name="P25" draw:layer="layout" svg:width="0.488cm" svg:height="0.361cm" svg:x="17.258cm" svg:y="5.091cm" svg:viewBox="0 0 489 362" draw:points="489,100 354,0 0,262 135,362">
                  <text:p/>
                </draw:polygon>
                <draw:line draw:style-name="gr83" draw:text-style-name="P6" draw:layer="layout" svg:x1="17.713cm" svg:y1="5.165cm" svg:x2="17.359cm" svg:y2="5.427cm">
                  <text:p/>
                </draw:line>
                <draw:line draw:style-name="gr84" draw:text-style-name="P6" draw:layer="layout" svg:x1="17.68cm" svg:y1="5.141cm" svg:x2="17.326cm" svg:y2="5.403cm">
                  <text:p/>
                </draw:line>
                <draw:line draw:style-name="gr85" draw:text-style-name="P6" draw:layer="layout" svg:x1="17.646cm" svg:y1="5.116cm" svg:x2="17.292cm" svg:y2="5.378cm">
                  <text:p/>
                </draw:line>
                <draw:line draw:style-name="gr86" draw:text-style-name="P6" draw:layer="layout" svg:x1="17.326cm" svg:y1="5.353cm" svg:x2="17.292cm" svg:y2="5.328cm">
                  <text:p/>
                </draw:line>
                <draw:line draw:style-name="gr87" draw:text-style-name="P6" draw:layer="layout" svg:x1="17.36cm" svg:y1="5.328cm" svg:x2="17.326cm" svg:y2="5.303cm">
                  <text:p/>
                </draw:line>
                <draw:line draw:style-name="gr88" draw:text-style-name="P6" draw:layer="layout" svg:x1="17.394cm" svg:y1="5.303cm" svg:x2="17.36cm" svg:y2="5.278cm">
                  <text:p/>
                </draw:line>
                <draw:line draw:style-name="gr89" draw:text-style-name="P6" draw:layer="layout" svg:x1="17.377cm" svg:y1="5.365cm" svg:x2="17.343cm" svg:y2="5.34cm">
                  <text:p/>
                </draw:line>
                <draw:line draw:style-name="gr90" draw:text-style-name="P6" draw:layer="layout" svg:x1="17.41cm" svg:y1="5.341cm" svg:x2="17.376cm" svg:y2="5.316cm">
                  <text:p/>
                </draw:line>
                <draw:line draw:style-name="gr91" draw:text-style-name="P6" draw:layer="layout" svg:x1="17.444cm" svg:y1="5.316cm" svg:x2="17.41cm" svg:y2="5.291cm">
                  <text:p/>
                </draw:line>
                <draw:line draw:style-name="gr92" draw:text-style-name="P6" draw:layer="layout" svg:x1="17.427cm" svg:y1="5.278cm" svg:x2="17.393cm" svg:y2="5.253cm">
                  <text:p/>
                </draw:line>
                <draw:line draw:style-name="gr93" draw:text-style-name="P6" draw:layer="layout" svg:x1="17.478cm" svg:y1="5.29cm" svg:x2="17.444cm" svg:y2="5.265cm">
                  <text:p/>
                </draw:line>
                <draw:line draw:style-name="gr94" draw:text-style-name="P6" draw:layer="layout" svg:x1="17.461cm" svg:y1="5.253cm" svg:x2="17.427cm" svg:y2="5.228cm">
                  <text:p/>
                </draw:line>
                <draw:line draw:style-name="gr95" draw:text-style-name="P6" draw:layer="layout" svg:x1="17.495cm" svg:y1="5.228cm" svg:x2="17.461cm" svg:y2="5.203cm">
                  <text:p/>
                </draw:line>
                <draw:line draw:style-name="gr96" draw:text-style-name="P6" draw:layer="layout" svg:x1="17.528cm" svg:y1="5.203cm" svg:x2="17.494cm" svg:y2="5.178cm">
                  <text:p/>
                </draw:line>
                <draw:line draw:style-name="gr97" draw:text-style-name="P6" draw:layer="layout" svg:x1="17.512cm" svg:y1="5.266cm" svg:x2="17.478cm" svg:y2="5.241cm">
                  <text:p/>
                </draw:line>
                <draw:line draw:style-name="gr98" draw:text-style-name="P6" draw:layer="layout" svg:x1="17.545cm" svg:y1="5.241cm" svg:x2="17.511cm" svg:y2="5.216cm">
                  <text:p/>
                </draw:line>
                <draw:line draw:style-name="gr99" draw:text-style-name="P6" draw:layer="layout" svg:x1="17.579cm" svg:y1="5.216cm" svg:x2="17.545cm" svg:y2="5.191cm">
                  <text:p/>
                </draw:line>
                <draw:line draw:style-name="gr100" draw:text-style-name="P6" draw:layer="layout" svg:x1="17.562cm" svg:y1="5.178cm" svg:x2="17.528cm" svg:y2="5.153cm">
                  <text:p/>
                </draw:line>
                <draw:line draw:style-name="gr101" draw:text-style-name="P6" draw:layer="layout" svg:x1="17.613cm" svg:y1="5.19cm" svg:x2="17.579cm" svg:y2="5.165cm">
                  <text:p/>
                </draw:line>
                <draw:line draw:style-name="gr102" draw:text-style-name="P6" draw:layer="layout" svg:x1="17.596cm" svg:y1="5.153cm" svg:x2="17.562cm" svg:y2="5.128cm">
                  <text:p/>
                </draw:line>
                <draw:line draw:style-name="gr103" draw:text-style-name="P6" draw:layer="layout" svg:x1="17.63cm" svg:y1="5.128cm" svg:x2="17.596cm" svg:y2="5.103cm">
                  <text:p/>
                </draw:line>
                <draw:line draw:style-name="gr104" draw:text-style-name="P6" draw:layer="layout" svg:x1="17.647cm" svg:y1="5.166cm" svg:x2="17.613cm" svg:y2="5.141cm">
                  <text:p/>
                </draw:line>
                <draw:line draw:style-name="gr105" draw:text-style-name="P6" draw:layer="layout" svg:x1="17.427cm" svg:y1="5.378cm" svg:x2="17.393cm" svg:y2="5.353cm">
                  <text:p/>
                </draw:line>
                <draw:line draw:style-name="gr106" draw:text-style-name="P6" draw:layer="layout" svg:x1="17.461cm" svg:y1="5.353cm" svg:x2="17.427cm" svg:y2="5.328cm">
                  <text:p/>
                </draw:line>
                <draw:line draw:style-name="gr107" draw:text-style-name="P6" draw:layer="layout" svg:x1="17.495cm" svg:y1="5.328cm" svg:x2="17.461cm" svg:y2="5.303cm">
                  <text:p/>
                </draw:line>
                <draw:line draw:style-name="gr108" draw:text-style-name="P6" draw:layer="layout" svg:x1="17.512cm" svg:y1="5.365cm" svg:x2="17.478cm" svg:y2="5.34cm">
                  <text:p/>
                </draw:line>
                <draw:line draw:style-name="gr109" draw:text-style-name="P6" draw:layer="layout" svg:x1="17.545cm" svg:y1="5.341cm" svg:x2="17.511cm" svg:y2="5.316cm">
                  <text:p/>
                </draw:line>
                <draw:line draw:style-name="gr110" draw:text-style-name="P6" draw:layer="layout" svg:x1="17.528cm" svg:y1="5.303cm" svg:x2="17.494cm" svg:y2="5.278cm">
                  <text:p/>
                </draw:line>
                <draw:line draw:style-name="gr111" draw:text-style-name="P6" draw:layer="layout" svg:x1="17.562cm" svg:y1="5.278cm" svg:x2="17.528cm" svg:y2="5.253cm">
                  <text:p/>
                </draw:line>
                <draw:line draw:style-name="gr112" draw:text-style-name="P6" draw:layer="layout" svg:x1="17.596cm" svg:y1="5.253cm" svg:x2="17.562cm" svg:y2="5.228cm">
                  <text:p/>
                </draw:line>
                <draw:line draw:style-name="gr113" draw:text-style-name="P6" draw:layer="layout" svg:x1="17.63cm" svg:y1="5.228cm" svg:x2="17.596cm" svg:y2="5.203cm">
                  <text:p/>
                </draw:line>
                <draw:line draw:style-name="gr114" draw:text-style-name="P6" draw:layer="layout" svg:x1="17.68cm" svg:y1="5.241cm" svg:x2="17.646cm" svg:y2="5.216cm">
                  <text:p/>
                </draw:line>
                <draw:line draw:style-name="gr115" draw:text-style-name="P6" draw:layer="layout" svg:x1="17.663cm" svg:y1="5.203cm" svg:x2="17.629cm" svg:y2="5.178cm">
                  <text:p/>
                </draw:line>
                <draw:line draw:style-name="gr116" draw:text-style-name="P6" draw:layer="layout" svg:x1="17.714cm" svg:y1="5.216cm" svg:x2="17.68cm" svg:y2="5.191cm">
                  <text:p/>
                </draw:line>
                <draw:line draw:style-name="gr117" draw:text-style-name="P6" draw:layer="layout" svg:x1="17.444cm" svg:y1="5.416cm" svg:x2="17.41cm" svg:y2="5.391cm">
                  <text:p/>
                </draw:line>
                <draw:line draw:style-name="gr118" draw:text-style-name="P6" draw:layer="layout" svg:x1="17.478cm" svg:y1="5.391cm" svg:x2="17.444cm" svg:y2="5.366cm">
                  <text:p/>
                </draw:line>
              </draw:g>
            </draw:g>
          </draw:g>
        </draw:g>
        <draw:connector draw:style-name="gr119" draw:text-style-name="P26" draw:layer="layout" svg:x1="12.366cm" svg:y1="8.601cm" svg:x2="16.892cm" svg:y2="10.046cm" draw:start-shape="id1" draw:start-glue-point="1" draw:end-shape="id2" draw:end-glue-point="4" svg:d="M12366 8601h4526v1445" svg:viewBox="0 0 4527 1446">
          <text:p/>
        </draw:connector>
        <draw:connector draw:style-name="gr119" draw:text-style-name="P26" draw:layer="layout" svg:x1="7.983cm" svg:y1="8.601cm" svg:x2="4.22cm" svg:y2="10.003cm" draw:start-shape="id1" draw:start-glue-point="3" draw:end-shape="id3" draw:end-glue-point="4" svg:d="M7983 8601h-3763v1402" svg:viewBox="0 0 3764 1403">
          <text:p/>
        </draw:connector>
        <draw:g xml:id="id5" draw:id="id5">
          <draw:custom-shape draw:style-name="gr120" draw:text-style-name="P10" draw:layer="layout" svg:width="0.774cm" svg:height="1.767cm" svg:x="6.127cm" svg:y="14.83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1" draw:text-style-name="P11" draw:layer="layout" svg:width="0.774cm" svg:height="0.56cm" svg:x="6.127cm" svg:y="1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22" draw:text-style-name="P27" draw:layer="layout" draw:type="line" svg:x1="14.365cm" svg:y1="15.722cm" svg:x2="16.791cm" svg:y2="14.876cm" draw:start-shape="id4" draw:start-glue-point="1" draw:end-shape="id2" draw:end-glue-point="2" svg:d="M14365 15722l2426-846" svg:viewBox="0 0 2427 847">
          <text:p/>
        </draw:connector>
        <draw:connector draw:style-name="gr123" draw:text-style-name="P27" draw:layer="layout" draw:type="line" svg:x1="6.127cm" svg:y1="15.719cm" svg:x2="4.119cm" svg:y2="14.833cm" draw:start-shape="id5" draw:start-glue-point="3" draw:end-shape="id3" draw:end-glue-point="2" svg:d="M6127 15719l-2008-886" svg:viewBox="0 0 2009 887">
          <text:p/>
        </draw:connector>
        <draw:g xml:id="id7" draw:id="id7">
          <draw:path draw:style-name="gr124" draw:text-style-name="P1" draw:layer="layout" svg:width="1.09cm" svg:height="0.979cm" svg:x="4.54cm" svg:y="20.249cm" svg:viewBox="0 0 1091 980" svg:d="M0 980c475 0 1091-280 1091-560s-18-420-364-420c0 300-727 579-727 980z">
            <text:p/>
          </draw:path>
          <draw:path draw:style-name="gr125" draw:text-style-name="P28" draw:layer="layout" svg:width="2.666cm" svg:height="1.68cm" svg:x="2.601cm" svg:y="19.619cm" svg:viewBox="0 0 2667 1681" svg:d="M2667 0c0 0 0 1121-1 840 2 491-575 841-1331 841s-1334-350-1335-841c1 1 0-350 0-840 0 490 606 840 1334 840s1333-350 1333-840z">
            <text:p/>
          </draw:path>
          <draw:path draw:style-name="gr126" draw:text-style-name="P29" draw:layer="layout" svg:width="2.665cm" svg:height="1.678cm" svg:x="2.6cm" svg:y="18.779cm" svg:viewBox="0 0 2666 1679" svg:d="M1333 0c756 0 1333 363 1333 839s-577 840-1333 840-1333-364-1333-840 577-839 1333-839z">
            <text:p/>
          </draw:path>
          <draw:polygon draw:style-name="gr127" draw:text-style-name="P13" draw:layer="layout" svg:width="0.727cm" svg:height="0.419cm" svg:x="4.055cm" svg:y="19.689cm" svg:viewBox="0 0 728 420" draw:points="364,0 243,70 728,350 606,420 121,140 0,210 0,0">
            <text:p/>
          </draw:polygon>
          <draw:polygon draw:style-name="gr128" draw:text-style-name="P13" draw:layer="layout" svg:width="0.726cm" svg:height="0.419cm" svg:x="3.085cm" svg:y="19.129cm" svg:viewBox="0 0 727 420" draw:points="606,280 727,210 727,420 363,420 484,350 0,70 121,0">
            <text:p/>
          </draw:polygon>
          <draw:polygon draw:style-name="gr129" draw:text-style-name="P13" draw:layer="layout" svg:width="0.727cm" svg:height="0.419cm" svg:x="3.085cm" svg:y="19.689cm" svg:viewBox="0 0 728 420" draw:points="121,280 607,0 728,70 242,350 363,420 0,420 0,210">
            <text:p/>
          </draw:polygon>
          <draw:polygon draw:style-name="gr130" draw:text-style-name="P13" draw:layer="layout" svg:width="0.726cm" svg:height="0.419cm" svg:x="4.055cm" svg:y="19.129cm" svg:viewBox="0 0 727 420" draw:points="484,70 363,0 727,0 727,210 606,140 121,420 0,350">
            <text:p/>
          </draw:polygon>
          <draw:path draw:style-name="gr131" draw:text-style-name="P29" draw:layer="layout" svg:width="2.665cm" svg:height="0.839cm" svg:x="2.6cm" svg:y="19.899cm" svg:viewBox="0 0 2666 840" svg:d="M2666 0c0 476-577 840-1333 840s-1333-364-1333-840">
            <text:p/>
          </draw:path>
          <draw:line draw:style-name="gr132" draw:text-style-name="P30" draw:layer="layout" svg:x1="2.721cm" svg:y1="19.969cm" svg:x2="2.721cm" svg:y2="20.249cm">
            <text:p/>
          </draw:line>
          <draw:line draw:style-name="gr133" draw:text-style-name="P30" draw:layer="layout" svg:x1="2.964cm" svg:y1="20.179cm" svg:x2="2.964cm" svg:y2="20.459cm">
            <text:p/>
          </draw:line>
          <draw:line draw:style-name="gr134" draw:text-style-name="P30" draw:layer="layout" svg:x1="3.327cm" svg:y1="20.389cm" svg:x2="3.327cm" svg:y2="20.669cm">
            <text:p/>
          </draw:line>
          <draw:line draw:style-name="gr135" draw:text-style-name="P30" draw:layer="layout" svg:x1="3.691cm" svg:y1="20.459cm" svg:x2="3.691cm" svg:y2="20.739cm">
            <text:p/>
          </draw:line>
          <draw:line draw:style-name="gr136" draw:text-style-name="P30" draw:layer="layout" svg:x1="4.176cm" svg:y1="20.459cm" svg:x2="4.176cm" svg:y2="20.739cm">
            <text:p/>
          </draw:line>
          <draw:line draw:style-name="gr137" draw:text-style-name="P30" draw:layer="layout" svg:x1="4.54cm" svg:y1="20.389cm" svg:x2="4.54cm" svg:y2="20.669cm">
            <text:p/>
          </draw:line>
          <draw:line draw:style-name="gr138" draw:text-style-name="P30" draw:layer="layout" svg:x1="4.904cm" svg:y1="20.179cm" svg:x2="4.904cm" svg:y2="20.459cm">
            <text:p/>
          </draw:line>
          <draw:line draw:style-name="gr139" draw:text-style-name="P30" draw:layer="layout" svg:x1="5.146cm" svg:y1="19.969cm" svg:x2="5.146cm" svg:y2="20.249cm">
            <text:p/>
          </draw:line>
          <draw:line draw:style-name="gr140" draw:text-style-name="P30" draw:layer="layout" svg:x1="3.934cm" svg:y1="20.739cm" svg:x2="3.934cm" svg:y2="21.019cm">
            <text:p/>
          </draw:line>
          <draw:line draw:style-name="gr141" draw:text-style-name="P30" draw:layer="layout" svg:x1="4.419cm" svg:y1="20.669cm" svg:x2="4.419cm" svg:y2="20.949cm">
            <text:p/>
          </draw:line>
          <draw:line draw:style-name="gr142" draw:text-style-name="P30" draw:layer="layout" svg:x1="4.782cm" svg:y1="20.529cm" svg:x2="4.782cm" svg:y2="20.809cm">
            <text:p/>
          </draw:line>
          <draw:line draw:style-name="gr143" draw:text-style-name="P30" draw:layer="layout" svg:x1="5.025cm" svg:y1="20.389cm" svg:x2="5.025cm" svg:y2="20.669cm">
            <text:p/>
          </draw:line>
          <draw:line draw:style-name="gr144" draw:text-style-name="P30" draw:layer="layout" svg:x1="3.449cm" svg:y1="20.669cm" svg:x2="3.449cm" svg:y2="20.949cm">
            <text:p/>
          </draw:line>
          <draw:line draw:style-name="gr145" draw:text-style-name="P30" draw:layer="layout" svg:x1="3.085cm" svg:y1="20.529cm" svg:x2="3.085cm" svg:y2="20.809cm">
            <text:p/>
          </draw:line>
          <draw:line draw:style-name="gr146" draw:text-style-name="P30" draw:layer="layout" svg:x1="2.842cm" svg:y1="20.389cm" svg:x2="2.842cm" svg:y2="20.669cm">
            <text:p/>
          </draw:line>
          <draw:path draw:style-name="gr147" draw:text-style-name="P29" draw:layer="layout" svg:width="2.665cm" svg:height="0.839cm" svg:x="2.6cm" svg:y="20.179cm" svg:viewBox="0 0 2666 840" svg:d="M2666 0c0 476-577 840-1333 840s-1333-364-1333-840">
            <text:p/>
          </draw:path>
          <draw:line draw:style-name="gr148" draw:text-style-name="P30" draw:layer="layout" svg:x1="2.721cm" svg:y1="20.529cm" svg:x2="2.721cm" svg:y2="20.809cm">
            <text:p/>
          </draw:line>
          <draw:line draw:style-name="gr149" draw:text-style-name="P30" draw:layer="layout" svg:x1="2.964cm" svg:y1="20.739cm" svg:x2="2.964cm" svg:y2="21.019cm">
            <text:p/>
          </draw:line>
          <draw:line draw:style-name="gr150" draw:text-style-name="P30" draw:layer="layout" svg:x1="3.327cm" svg:y1="20.949cm" svg:x2="3.327cm" svg:y2="21.229cm">
            <text:p/>
          </draw:line>
          <draw:line draw:style-name="gr151" draw:text-style-name="P30" draw:layer="layout" svg:x1="3.691cm" svg:y1="21.019cm" svg:x2="3.691cm" svg:y2="21.299cm">
            <text:p/>
          </draw:line>
          <draw:line draw:style-name="gr152" draw:text-style-name="P30" draw:layer="layout" svg:x1="4.176cm" svg:y1="21.019cm" svg:x2="4.176cm" svg:y2="21.299cm">
            <text:p/>
          </draw:line>
          <draw:line draw:style-name="gr153" draw:text-style-name="P30" draw:layer="layout" svg:x1="4.54cm" svg:y1="20.949cm" svg:x2="4.54cm" svg:y2="21.229cm">
            <text:p/>
          </draw:line>
          <draw:line draw:style-name="gr154" draw:text-style-name="P30" draw:layer="layout" svg:x1="4.904cm" svg:y1="20.739cm" svg:x2="4.904cm" svg:y2="21.019cm">
            <text:p/>
          </draw:line>
          <draw:line draw:style-name="gr155" draw:text-style-name="P30" draw:layer="layout" svg:x1="5.146cm" svg:y1="20.529cm" svg:x2="5.146cm" svg:y2="20.809cm">
            <text:p/>
          </draw:line>
          <draw:path draw:style-name="gr156" draw:text-style-name="P20" draw:layer="layout" svg:width="2.667cm" svg:height="2.519cm" svg:x="2.6cm" svg:y="18.779cm" svg:viewBox="0 0 2668 2520" svg:d="M1333 0c756 0 1335 364 1335 840l-1 840c0 490-606 840-1333 840s-1334-350-1334-840c0 0 1-840 0-841 0-476 577-839 1333-839z">
            <text:p/>
          </draw:path>
        </draw:g>
        <draw:connector draw:style-name="gr157" draw:text-style-name="P26" draw:layer="layout" draw:line-skew="-0.532cm" svg:x1="5.58cm" svg:y1="26.35cm" svg:x2="5.631cm" svg:y2="20.039cm" draw:start-shape="id6" draw:start-glue-point="1" draw:end-shape="id7" draw:end-glue-point="1" svg:d="M5580 26350h20v-6311h31" svg:viewBox="0 0 52 6312">
          <text:p/>
        </draw:connector>
        <draw:connector draw:style-name="gr158" draw:text-style-name="P26" draw:layer="layout" svg:x1="2.181cm" svg:y1="26.194cm" svg:x2="2.6cm" svg:y2="20.039cm" draw:start-shape="id6" draw:start-glue-point="13" draw:end-shape="id7" draw:end-glue-point="3" svg:d="M2181 26194h-520v-6155h939" svg:viewBox="0 0 940 6156">
          <text:p/>
        </draw:connector>
        <draw:g xml:id="id9" draw:id="id9">
          <draw:path draw:style-name="gr159" draw:text-style-name="P1" draw:layer="layout" svg:width="1.09cm" svg:height="0.979cm" svg:x="17.24cm" svg:y="20.177cm" svg:viewBox="0 0 1091 980" svg:d="M0 980c475 0 1091-280 1091-560s-18-420-364-420c0 300-727 579-727 980z">
            <text:p/>
          </draw:path>
          <draw:path draw:style-name="gr160" draw:text-style-name="P28" draw:layer="layout" svg:width="2.666cm" svg:height="1.68cm" svg:x="15.301cm" svg:y="19.547cm" svg:viewBox="0 0 2667 1681" svg:d="M2667 0c0 0 0 1121-1 840 2 491-575 841-1331 841s-1334-350-1335-841c1 1 0-350 0-840 0 490 606 840 1334 840s1333-350 1333-840z">
            <text:p/>
          </draw:path>
          <draw:path draw:style-name="gr161" draw:text-style-name="P29" draw:layer="layout" svg:width="2.665cm" svg:height="1.678cm" svg:x="15.3cm" svg:y="18.707cm" svg:viewBox="0 0 2666 1679" svg:d="M1333 0c756 0 1333 363 1333 839s-577 840-1333 840-1333-364-1333-840 577-839 1333-839z">
            <text:p/>
          </draw:path>
          <draw:polygon draw:style-name="gr162" draw:text-style-name="P13" draw:layer="layout" svg:width="0.727cm" svg:height="0.419cm" svg:x="16.755cm" svg:y="19.617cm" svg:viewBox="0 0 728 420" draw:points="364,0 243,70 728,350 606,420 121,140 0,210 0,0">
            <text:p/>
          </draw:polygon>
          <draw:polygon draw:style-name="gr163" draw:text-style-name="P13" draw:layer="layout" svg:width="0.726cm" svg:height="0.419cm" svg:x="15.785cm" svg:y="19.057cm" svg:viewBox="0 0 727 420" draw:points="606,280 727,210 727,420 363,420 484,350 0,70 121,0">
            <text:p/>
          </draw:polygon>
          <draw:polygon draw:style-name="gr164" draw:text-style-name="P13" draw:layer="layout" svg:width="0.727cm" svg:height="0.419cm" svg:x="15.785cm" svg:y="19.617cm" svg:viewBox="0 0 728 420" draw:points="121,280 607,0 728,70 242,350 363,420 0,420 0,210">
            <text:p/>
          </draw:polygon>
          <draw:polygon draw:style-name="gr165" draw:text-style-name="P13" draw:layer="layout" svg:width="0.726cm" svg:height="0.419cm" svg:x="16.755cm" svg:y="19.057cm" svg:viewBox="0 0 727 420" draw:points="484,70 363,0 727,0 727,210 606,140 121,420 0,350">
            <text:p/>
          </draw:polygon>
          <draw:path draw:style-name="gr166" draw:text-style-name="P29" draw:layer="layout" svg:width="2.665cm" svg:height="0.839cm" svg:x="15.3cm" svg:y="19.827cm" svg:viewBox="0 0 2666 840" svg:d="M2666 0c0 476-577 840-1333 840s-1333-364-1333-840">
            <text:p/>
          </draw:path>
          <draw:line draw:style-name="gr167" draw:text-style-name="P30" draw:layer="layout" svg:x1="15.421cm" svg:y1="19.897cm" svg:x2="15.421cm" svg:y2="20.177cm">
            <text:p/>
          </draw:line>
          <draw:line draw:style-name="gr168" draw:text-style-name="P30" draw:layer="layout" svg:x1="15.664cm" svg:y1="20.107cm" svg:x2="15.664cm" svg:y2="20.387cm">
            <text:p/>
          </draw:line>
          <draw:line draw:style-name="gr169" draw:text-style-name="P30" draw:layer="layout" svg:x1="16.027cm" svg:y1="20.317cm" svg:x2="16.027cm" svg:y2="20.597cm">
            <text:p/>
          </draw:line>
          <draw:line draw:style-name="gr170" draw:text-style-name="P30" draw:layer="layout" svg:x1="16.391cm" svg:y1="20.387cm" svg:x2="16.391cm" svg:y2="20.667cm">
            <text:p/>
          </draw:line>
          <draw:line draw:style-name="gr171" draw:text-style-name="P30" draw:layer="layout" svg:x1="16.876cm" svg:y1="20.387cm" svg:x2="16.876cm" svg:y2="20.667cm">
            <text:p/>
          </draw:line>
          <draw:line draw:style-name="gr172" draw:text-style-name="P30" draw:layer="layout" svg:x1="17.24cm" svg:y1="20.317cm" svg:x2="17.24cm" svg:y2="20.597cm">
            <text:p/>
          </draw:line>
          <draw:line draw:style-name="gr173" draw:text-style-name="P30" draw:layer="layout" svg:x1="17.604cm" svg:y1="20.107cm" svg:x2="17.604cm" svg:y2="20.387cm">
            <text:p/>
          </draw:line>
          <draw:line draw:style-name="gr174" draw:text-style-name="P30" draw:layer="layout" svg:x1="17.846cm" svg:y1="19.897cm" svg:x2="17.846cm" svg:y2="20.177cm">
            <text:p/>
          </draw:line>
          <draw:line draw:style-name="gr175" draw:text-style-name="P30" draw:layer="layout" svg:x1="16.634cm" svg:y1="20.667cm" svg:x2="16.634cm" svg:y2="20.947cm">
            <text:p/>
          </draw:line>
          <draw:line draw:style-name="gr176" draw:text-style-name="P30" draw:layer="layout" svg:x1="17.119cm" svg:y1="20.597cm" svg:x2="17.119cm" svg:y2="20.877cm">
            <text:p/>
          </draw:line>
          <draw:line draw:style-name="gr177" draw:text-style-name="P30" draw:layer="layout" svg:x1="17.482cm" svg:y1="20.457cm" svg:x2="17.482cm" svg:y2="20.737cm">
            <text:p/>
          </draw:line>
          <draw:line draw:style-name="gr178" draw:text-style-name="P30" draw:layer="layout" svg:x1="17.725cm" svg:y1="20.317cm" svg:x2="17.725cm" svg:y2="20.597cm">
            <text:p/>
          </draw:line>
          <draw:line draw:style-name="gr179" draw:text-style-name="P30" draw:layer="layout" svg:x1="16.149cm" svg:y1="20.597cm" svg:x2="16.149cm" svg:y2="20.877cm">
            <text:p/>
          </draw:line>
          <draw:line draw:style-name="gr180" draw:text-style-name="P30" draw:layer="layout" svg:x1="15.785cm" svg:y1="20.457cm" svg:x2="15.785cm" svg:y2="20.737cm">
            <text:p/>
          </draw:line>
          <draw:line draw:style-name="gr181" draw:text-style-name="P30" draw:layer="layout" svg:x1="15.542cm" svg:y1="20.317cm" svg:x2="15.542cm" svg:y2="20.597cm">
            <text:p/>
          </draw:line>
          <draw:path draw:style-name="gr182" draw:text-style-name="P29" draw:layer="layout" svg:width="2.665cm" svg:height="0.839cm" svg:x="15.3cm" svg:y="20.107cm" svg:viewBox="0 0 2666 840" svg:d="M2666 0c0 476-577 840-1333 840s-1333-364-1333-840">
            <text:p/>
          </draw:path>
          <draw:line draw:style-name="gr183" draw:text-style-name="P30" draw:layer="layout" svg:x1="15.421cm" svg:y1="20.457cm" svg:x2="15.421cm" svg:y2="20.737cm">
            <text:p/>
          </draw:line>
          <draw:line draw:style-name="gr184" draw:text-style-name="P30" draw:layer="layout" svg:x1="15.664cm" svg:y1="20.667cm" svg:x2="15.664cm" svg:y2="20.947cm">
            <text:p/>
          </draw:line>
          <draw:line draw:style-name="gr185" draw:text-style-name="P30" draw:layer="layout" svg:x1="16.027cm" svg:y1="20.877cm" svg:x2="16.027cm" svg:y2="21.157cm">
            <text:p/>
          </draw:line>
          <draw:line draw:style-name="gr186" draw:text-style-name="P30" draw:layer="layout" svg:x1="16.391cm" svg:y1="20.947cm" svg:x2="16.391cm" svg:y2="21.227cm">
            <text:p/>
          </draw:line>
          <draw:line draw:style-name="gr187" draw:text-style-name="P30" draw:layer="layout" svg:x1="16.876cm" svg:y1="20.947cm" svg:x2="16.876cm" svg:y2="21.227cm">
            <text:p/>
          </draw:line>
          <draw:line draw:style-name="gr188" draw:text-style-name="P30" draw:layer="layout" svg:x1="17.24cm" svg:y1="20.877cm" svg:x2="17.24cm" svg:y2="21.157cm">
            <text:p/>
          </draw:line>
          <draw:line draw:style-name="gr189" draw:text-style-name="P30" draw:layer="layout" svg:x1="17.604cm" svg:y1="20.667cm" svg:x2="17.604cm" svg:y2="20.947cm">
            <text:p/>
          </draw:line>
          <draw:line draw:style-name="gr190" draw:text-style-name="P30" draw:layer="layout" svg:x1="17.846cm" svg:y1="20.457cm" svg:x2="17.846cm" svg:y2="20.737cm">
            <text:p/>
          </draw:line>
          <draw:path draw:style-name="gr191" draw:text-style-name="P20" draw:layer="layout" svg:width="2.667cm" svg:height="2.519cm" svg:x="15.3cm" svg:y="18.707cm" svg:viewBox="0 0 2668 2520" svg:d="M1333 0c756 0 1335 364 1335 840l-1 840c0 490-606 840-1333 840s-1334-350-1334-840c0 0 1-840 0-841 0-476 577-839 1333-839z">
            <text:p/>
          </draw:path>
        </draw:g>
        <draw:connector draw:style-name="gr192" draw:text-style-name="P26" draw:layer="layout" draw:line-skew="-0.501cm" svg:x1="19.062cm" svg:y1="26.302cm" svg:x2="18.331cm" svg:y2="19.967cm" draw:start-shape="id8" draw:start-glue-point="7" draw:end-shape="id9" draw:end-glue-point="1" svg:d="M19062 26302h237v-6335h-968" svg:viewBox="0 0 969 6336">
          <text:p/>
        </draw:connector>
        <draw:connector draw:style-name="gr157" draw:text-style-name="P26" draw:layer="layout" draw:line-skew="0.52cm" svg:x1="15.9cm" svg:y1="26.094cm" svg:x2="15.3cm" svg:y2="19.967cm" draw:start-shape="id8" draw:start-glue-point="13" draw:end-shape="id9" draw:end-glue-point="3" svg:d="M15900 26094h-600v-6127" svg:viewBox="0 0 601 6128">
          <text:p/>
        </draw:connector>
        <draw:connector draw:style-name="gr119" draw:text-style-name="P26" draw:layer="layout" svg:x1="16.815cm" svg:y1="18.707cm" svg:x2="16.791cm" svg:y2="14.876cm" draw:start-shape="id9" draw:start-glue-point="0" draw:end-shape="id2" draw:end-glue-point="2" svg:d="M16815 18707v-1915h-24v-1916" svg:viewBox="0 0 25 3832">
          <text:p/>
        </draw:connector>
        <draw:custom-shape draw:style-name="gr193" draw:text-style-name="P9" xml:id="id10" draw:id="id10" draw:layer="layout" svg:width="5.465cm" svg:height="2.369cm" svg:x="7.635cm" svg:y="19.03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Secure</text:span></text:p>
          <text:p text:style-name="P8"><text:span text:style-name="T1">Environmen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19" draw:text-style-name="P26" draw:layer="layout" svg:x1="5.631cm" svg:y1="20.039cm" svg:x2="7.635cm" svg:y2="20.058cm" draw:start-shape="id7" draw:start-glue-point="1" draw:end-shape="id10" draw:end-glue-point="39" svg:d="M5631 20039h992v19h1012" svg:viewBox="0 0 2005 20">
          <text:p/>
        </draw:connector>
        <draw:connector draw:style-name="gr119" draw:text-style-name="P26" draw:layer="layout" svg:x1="15.3cm" svg:y1="19.967cm" svg:x2="13.099cm" svg:y2="19.979cm" draw:start-shape="id9" draw:start-glue-point="3" draw:end-shape="id10" draw:end-glue-point="15" svg:d="M15300 19967h-1100v12h-1101" svg:viewBox="0 0 2202 13">
          <text:p/>
        </draw:connector>
        <draw:g xml:id="id11" draw:id="id11">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194" draw:text-style-name="P21" draw:layer="layout" svg:width="0.083cm" svg:height="0.124cm" svg:x="3.817cm" svg:y="4.977cm" svg:viewBox="0 0 84 125" draw:points="84,75 68,0 0,50 17,125">
              <text:p/>
            </draw:polygon>
            <draw:polygon draw:style-name="gr195" draw:text-style-name="P22" draw:layer="layout" svg:width="0.185cm" svg:height="0.136cm" svg:x="3.698cm" svg:y="4.89cm" svg:viewBox="0 0 186 137" draw:points="186,87 152,50 101,13 68,0 0,50 34,62 84,100 118,137">
              <text:p/>
            </draw:polygon>
            <draw:path draw:style-name="gr196" draw:text-style-name="P23" draw:layer="layout" svg:width="0.151cm" svg:height="0.161cm" svg:x="3.682cm" svg:y="4.94cm" svg:viewBox="0 0 152 162" svg:d="M0 50c0-75 34-50 68-25 33 25 67 25 84 137 0 0-68-49-152-112z">
              <text:p/>
            </draw:path>
            <draw:path draw:style-name="gr197" draw:text-style-name="P5" draw:layer="layout" svg:width="0.218cm" svg:height="0.212cm" svg:x="3.682cm" svg:y="4.89cm" svg:viewBox="0 0 219 213" svg:d="M84 0c34 13 34 13 68 38 17 12 51 24 67 124-33 26-33 26-67 51-19-12-118-88-152-113 0-62 34-62 84-100z">
              <text:p/>
            </draw:path>
          </draw:g>
          <draw:g>
            <draw:path draw:style-name="gr198" draw:text-style-name="P1" draw:layer="layout" svg:width="0.194cm" svg:height="0.154cm" svg:x="3.149cm" svg:y="5.062cm" svg:viewBox="0 0 195 155" svg:d="M0 155c46 0 163-69 186-86s0-69-46-69c0 38-140 155-140 155z">
              <text:p/>
            </draw:path>
            <draw:g>
              <draw:polygon draw:style-name="gr199" draw:text-style-name="P21" draw:layer="layout" svg:width="0.168cm" svg:height="0.174cm" svg:x="3.12cm" svg:y="5.059cm" svg:viewBox="0 0 169 175" draw:points="169,50 169,0 0,125 0,175">
                <text:p/>
              </draw:polygon>
              <draw:polygon draw:style-name="gr200" draw:text-style-name="P21" draw:layer="layout" svg:width="0.168cm" svg:height="0.212cm" svg:x="2.985cm" svg:y="4.871cm" svg:viewBox="0 0 169 213" draw:points="169,87 169,0 0,125 0,213">
                <text:p/>
              </draw:polygon>
              <draw:polygon draw:style-name="gr201" draw:text-style-name="P22" draw:layer="layout" svg:width="0.303cm" svg:height="0.224cm" svg:x="2.985cm" svg:y="4.959cm" svg:viewBox="0 0 304 225" draw:points="304,100 169,0 0,125 135,225">
                <text:p/>
              </draw:polygon>
              <draw:polygon draw:style-name="gr202" draw:text-style-name="P23" draw:layer="layout" svg:width="0.168cm" svg:height="0.212cm" svg:x="2.952cm" svg:y="5.021cm" svg:viewBox="0 0 169 213" draw:points="169,213 169,162 34,62 34,0 0,25 0,87">
                <text:p/>
              </draw:polygon>
              <draw:polygon draw:style-name="gr203" draw:text-style-name="P21" draw:layer="layout" svg:width="0.539cm" svg:height="0.949cm" svg:x="2.935cm" svg:y="4.109cm" svg:viewBox="0 0 540 950" draw:points="540,550 540,0 0,400 0,950">
                <text:p/>
              </draw:polygon>
              <draw:polygon draw:style-name="gr204" draw:text-style-name="P24" draw:layer="layout" svg:width="0.505cm" svg:height="0.874cm" svg:x="2.952cm" svg:y="4.146cm" svg:viewBox="0 0 506 875" draw:points="506,500 506,0 0,375 0,875">
                <text:p/>
              </draw:polygon>
              <draw:polygon draw:style-name="gr205" draw:text-style-name="P22" draw:layer="layout" svg:width="0.573cm" svg:height="0.424cm" svg:x="2.901cm" svg:y="4.084cm" svg:viewBox="0 0 574 425" draw:points="34,425 574,25 540,0 0,400">
                <text:p/>
              </draw:polygon>
              <draw:polygon draw:style-name="gr206" draw:text-style-name="P23" draw:layer="layout" svg:width="0.033cm" svg:height="0.574cm" svg:x="2.901cm" svg:y="4.484cm" svg:viewBox="0 0 34 575" draw:points="34,575 34,25 0,0 0,550">
                <text:p/>
              </draw:polygon>
              <draw:polygon draw:style-name="gr207" draw:text-style-name="P5" draw:layer="layout" svg:width="0.573cm" svg:height="1.149cm" svg:x="2.901cm" svg:y="4.084cm" svg:viewBox="0 0 574 1150" draw:points="540,0 0,400 0,950 34,975 51,962 51,1025 219,1150 388,1025 388,975 253,875 253,812 574,575 574,25">
                <text:p/>
              </draw:polygon>
            </draw:g>
          </draw:g>
          <draw:g>
            <draw:path draw:style-name="gr208" draw:text-style-name="P1" draw:layer="layout" svg:width="0.143cm" svg:height="0.119cm" svg:x="3.617cm" svg:y="5.154cm" svg:viewBox="0 0 144 120" svg:d="M0 120c0 0 93-34 116-51 25-19 47-69 0-69 0 38-116 120-116 120z">
              <text:p/>
            </draw:path>
            <draw:g>
              <draw:polygon draw:style-name="gr209" draw:text-style-name="P22" draw:layer="layout" svg:width="0.725cm" svg:height="0.536cm" svg:x="3.007cm" svg:y="4.997cm" svg:viewBox="0 0 726 537" draw:points="186,537 726,137 540,0 0,400">
                <text:p/>
              </draw:polygon>
              <draw:polygon draw:style-name="gr210" draw:text-style-name="P23" draw:layer="layout" svg:width="0.185cm" svg:height="0.187cm" svg:x="3.007cm" svg:y="5.397cm" svg:viewBox="0 0 186 188" draw:points="186,188 186,137 0,0 0,50">
                <text:p/>
              </draw:polygon>
              <draw:polygon draw:style-name="gr211" draw:text-style-name="P21" draw:layer="layout" svg:width="0.539cm" svg:height="0.449cm" svg:x="3.193cm" svg:y="5.134cm" svg:viewBox="0 0 540 450" draw:points="540,50 540,0 0,400 0,450">
                <text:p/>
              </draw:polygon>
              <draw:polygon draw:style-name="gr212" draw:text-style-name="P5" draw:layer="layout" svg:width="0.725cm" svg:height="0.586cm" svg:x="3.007cm" svg:y="4.997cm" svg:viewBox="0 0 726 587" draw:points="540,0 0,400 0,450 186,587 726,188 726,137">
                <text:p/>
              </draw:polygon>
              <draw:g>
                <draw:polygon draw:style-name="gr213" draw:text-style-name="P25" draw:layer="layout" svg:width="0.235cm" svg:height="0.174cm" svg:x="3.454cm" svg:y="5.031cm" svg:viewBox="0 0 236 175" draw:points="236,100 101,0 0,75 135,175">
                  <text:p/>
                </draw:polygon>
                <draw:line draw:style-name="gr214" draw:text-style-name="P6" draw:layer="layout" svg:x1="3.656cm" svg:y1="5.156cm" svg:x2="3.521cm" svg:y2="5.056cm">
                  <text:p/>
                </draw:line>
                <draw:line draw:style-name="gr215" draw:text-style-name="P6" draw:layer="layout" svg:x1="3.622cm" svg:y1="5.18cm" svg:x2="3.487cm" svg:y2="5.08cm">
                  <text:p/>
                </draw:line>
                <draw:line draw:style-name="gr216" draw:text-style-name="P6" draw:layer="layout" svg:x1="3.588cm" svg:y1="5.056cm" svg:x2="3.487cm" svg:y2="5.131cm">
                  <text:p/>
                </draw:line>
                <draw:line draw:style-name="gr217" draw:text-style-name="P6" draw:layer="layout" svg:x1="3.622cm" svg:y1="5.08cm" svg:x2="3.521cm" svg:y2="5.155cm">
                  <text:p/>
                </draw:line>
                <draw:line draw:style-name="gr218" draw:text-style-name="P6" draw:layer="layout" svg:x1="3.657cm" svg:y1="5.106cm" svg:x2="3.589cm" svg:y2="5.156cm">
                  <text:p/>
                </draw:line>
              </draw:g>
              <draw:g>
                <draw:polygon draw:style-name="gr219" draw:text-style-name="P25" draw:layer="layout" svg:width="0.488cm" svg:height="0.361cm" svg:x="3.058cm" svg:y="5.136cm" svg:viewBox="0 0 489 362" draw:points="489,100 354,0 0,262 135,362">
                  <text:p/>
                </draw:polygon>
                <draw:line draw:style-name="gr220" draw:text-style-name="P6" draw:layer="layout" svg:x1="3.513cm" svg:y1="5.21cm" svg:x2="3.159cm" svg:y2="5.472cm">
                  <text:p/>
                </draw:line>
                <draw:line draw:style-name="gr221" draw:text-style-name="P6" draw:layer="layout" svg:x1="3.48cm" svg:y1="5.186cm" svg:x2="3.126cm" svg:y2="5.448cm">
                  <text:p/>
                </draw:line>
                <draw:line draw:style-name="gr222" draw:text-style-name="P6" draw:layer="layout" svg:x1="3.446cm" svg:y1="5.161cm" svg:x2="3.092cm" svg:y2="5.423cm">
                  <text:p/>
                </draw:line>
                <draw:line draw:style-name="gr223" draw:text-style-name="P6" draw:layer="layout" svg:x1="3.126cm" svg:y1="5.398cm" svg:x2="3.092cm" svg:y2="5.373cm">
                  <text:p/>
                </draw:line>
                <draw:line draw:style-name="gr224" draw:text-style-name="P6" draw:layer="layout" svg:x1="3.16cm" svg:y1="5.373cm" svg:x2="3.126cm" svg:y2="5.348cm">
                  <text:p/>
                </draw:line>
                <draw:line draw:style-name="gr225" draw:text-style-name="P6" draw:layer="layout" svg:x1="3.194cm" svg:y1="5.348cm" svg:x2="3.16cm" svg:y2="5.323cm">
                  <text:p/>
                </draw:line>
                <draw:line draw:style-name="gr226" draw:text-style-name="P6" draw:layer="layout" svg:x1="3.177cm" svg:y1="5.41cm" svg:x2="3.143cm" svg:y2="5.385cm">
                  <text:p/>
                </draw:line>
                <draw:line draw:style-name="gr227" draw:text-style-name="P6" draw:layer="layout" svg:x1="3.21cm" svg:y1="5.386cm" svg:x2="3.176cm" svg:y2="5.361cm">
                  <text:p/>
                </draw:line>
                <draw:line draw:style-name="gr228" draw:text-style-name="P6" draw:layer="layout" svg:x1="3.244cm" svg:y1="5.361cm" svg:x2="3.21cm" svg:y2="5.336cm">
                  <text:p/>
                </draw:line>
                <draw:line draw:style-name="gr229" draw:text-style-name="P6" draw:layer="layout" svg:x1="3.227cm" svg:y1="5.323cm" svg:x2="3.193cm" svg:y2="5.298cm">
                  <text:p/>
                </draw:line>
                <draw:line draw:style-name="gr230" draw:text-style-name="P6" draw:layer="layout" svg:x1="3.278cm" svg:y1="5.335cm" svg:x2="3.244cm" svg:y2="5.31cm">
                  <text:p/>
                </draw:line>
                <draw:line draw:style-name="gr231" draw:text-style-name="P6" draw:layer="layout" svg:x1="3.261cm" svg:y1="5.298cm" svg:x2="3.227cm" svg:y2="5.273cm">
                  <text:p/>
                </draw:line>
                <draw:line draw:style-name="gr232" draw:text-style-name="P6" draw:layer="layout" svg:x1="3.295cm" svg:y1="5.273cm" svg:x2="3.261cm" svg:y2="5.248cm">
                  <text:p/>
                </draw:line>
                <draw:line draw:style-name="gr233" draw:text-style-name="P6" draw:layer="layout" svg:x1="3.328cm" svg:y1="5.248cm" svg:x2="3.294cm" svg:y2="5.223cm">
                  <text:p/>
                </draw:line>
                <draw:line draw:style-name="gr234" draw:text-style-name="P6" draw:layer="layout" svg:x1="3.312cm" svg:y1="5.311cm" svg:x2="3.278cm" svg:y2="5.286cm">
                  <text:p/>
                </draw:line>
                <draw:line draw:style-name="gr235" draw:text-style-name="P6" draw:layer="layout" svg:x1="3.345cm" svg:y1="5.286cm" svg:x2="3.311cm" svg:y2="5.261cm">
                  <text:p/>
                </draw:line>
                <draw:line draw:style-name="gr236" draw:text-style-name="P6" draw:layer="layout" svg:x1="3.379cm" svg:y1="5.261cm" svg:x2="3.345cm" svg:y2="5.236cm">
                  <text:p/>
                </draw:line>
                <draw:line draw:style-name="gr237" draw:text-style-name="P6" draw:layer="layout" svg:x1="3.362cm" svg:y1="5.223cm" svg:x2="3.328cm" svg:y2="5.198cm">
                  <text:p/>
                </draw:line>
                <draw:line draw:style-name="gr238" draw:text-style-name="P6" draw:layer="layout" svg:x1="3.413cm" svg:y1="5.235cm" svg:x2="3.379cm" svg:y2="5.21cm">
                  <text:p/>
                </draw:line>
                <draw:line draw:style-name="gr239" draw:text-style-name="P6" draw:layer="layout" svg:x1="3.396cm" svg:y1="5.198cm" svg:x2="3.362cm" svg:y2="5.173cm">
                  <text:p/>
                </draw:line>
                <draw:line draw:style-name="gr240" draw:text-style-name="P6" draw:layer="layout" svg:x1="3.43cm" svg:y1="5.173cm" svg:x2="3.396cm" svg:y2="5.148cm">
                  <text:p/>
                </draw:line>
                <draw:line draw:style-name="gr241" draw:text-style-name="P6" draw:layer="layout" svg:x1="3.447cm" svg:y1="5.211cm" svg:x2="3.413cm" svg:y2="5.186cm">
                  <text:p/>
                </draw:line>
                <draw:line draw:style-name="gr242" draw:text-style-name="P6" draw:layer="layout" svg:x1="3.227cm" svg:y1="5.423cm" svg:x2="3.193cm" svg:y2="5.398cm">
                  <text:p/>
                </draw:line>
                <draw:line draw:style-name="gr243" draw:text-style-name="P6" draw:layer="layout" svg:x1="3.261cm" svg:y1="5.398cm" svg:x2="3.227cm" svg:y2="5.373cm">
                  <text:p/>
                </draw:line>
                <draw:line draw:style-name="gr244" draw:text-style-name="P6" draw:layer="layout" svg:x1="3.295cm" svg:y1="5.373cm" svg:x2="3.261cm" svg:y2="5.348cm">
                  <text:p/>
                </draw:line>
                <draw:line draw:style-name="gr245" draw:text-style-name="P6" draw:layer="layout" svg:x1="3.312cm" svg:y1="5.41cm" svg:x2="3.278cm" svg:y2="5.385cm">
                  <text:p/>
                </draw:line>
                <draw:line draw:style-name="gr246" draw:text-style-name="P6" draw:layer="layout" svg:x1="3.345cm" svg:y1="5.386cm" svg:x2="3.311cm" svg:y2="5.361cm">
                  <text:p/>
                </draw:line>
                <draw:line draw:style-name="gr247" draw:text-style-name="P6" draw:layer="layout" svg:x1="3.328cm" svg:y1="5.348cm" svg:x2="3.294cm" svg:y2="5.323cm">
                  <text:p/>
                </draw:line>
                <draw:line draw:style-name="gr248" draw:text-style-name="P6" draw:layer="layout" svg:x1="3.362cm" svg:y1="5.323cm" svg:x2="3.328cm" svg:y2="5.298cm">
                  <text:p/>
                </draw:line>
                <draw:line draw:style-name="gr249" draw:text-style-name="P6" draw:layer="layout" svg:x1="3.396cm" svg:y1="5.298cm" svg:x2="3.362cm" svg:y2="5.273cm">
                  <text:p/>
                </draw:line>
                <draw:line draw:style-name="gr250" draw:text-style-name="P6" draw:layer="layout" svg:x1="3.43cm" svg:y1="5.273cm" svg:x2="3.396cm" svg:y2="5.248cm">
                  <text:p/>
                </draw:line>
                <draw:line draw:style-name="gr251" draw:text-style-name="P6" draw:layer="layout" svg:x1="3.48cm" svg:y1="5.286cm" svg:x2="3.446cm" svg:y2="5.261cm">
                  <text:p/>
                </draw:line>
                <draw:line draw:style-name="gr252" draw:text-style-name="P6" draw:layer="layout" svg:x1="3.463cm" svg:y1="5.248cm" svg:x2="3.429cm" svg:y2="5.223cm">
                  <text:p/>
                </draw:line>
                <draw:line draw:style-name="gr253" draw:text-style-name="P6" draw:layer="layout" svg:x1="3.514cm" svg:y1="5.261cm" svg:x2="3.48cm" svg:y2="5.236cm">
                  <text:p/>
                </draw:line>
                <draw:line draw:style-name="gr254" draw:text-style-name="P6" draw:layer="layout" svg:x1="3.244cm" svg:y1="5.461cm" svg:x2="3.21cm" svg:y2="5.436cm">
                  <text:p/>
                </draw:line>
                <draw:line draw:style-name="gr255" draw:text-style-name="P6" draw:layer="layout" svg:x1="3.278cm" svg:y1="5.436cm" svg:x2="3.244cm" svg:y2="5.411cm">
                  <text:p/>
                </draw:line>
              </draw:g>
            </draw:g>
          </draw:g>
        </draw:g>
        <draw:connector draw:style-name="gr119" draw:text-style-name="P26" draw:layer="layout" svg:x1="3.762cm" svg:y1="4.697cm" svg:x2="7.685cm" svg:y2="4.675cm" draw:start-shape="id11" draw:start-glue-point="5" draw:end-shape="id12" draw:end-glue-point="40" svg:d="M3762 4697h1962v-22h1961" svg:viewBox="0 0 3924 23">
          <text:p/>
        </draw:connector>
        <draw:connector draw:style-name="gr119" draw:text-style-name="P26" draw:layer="layout" svg:x1="17.101cm" svg:y1="4.789cm" svg:x2="12.875cm" svg:y2="4.754cm" draw:start-shape="id13" draw:start-glue-point="3" draw:end-shape="id12" draw:end-glue-point="14" svg:d="M17101 4789h-2044v-35h-2182" svg:viewBox="0 0 4227 36">
          <text:p/>
        </draw:connector>
        <draw:connector draw:style-name="gr158" draw:text-style-name="P26" draw:layer="layout" svg:x1="2.901cm" svg:y1="4.834cm" svg:x2="2.138cm" svg:y2="12.418cm" draw:start-shape="id11" draw:start-glue-point="3" draw:end-shape="id3" draw:end-glue-point="3" svg:d="M2901 4834h-1284v7584h521" svg:viewBox="0 0 1285 7585">
          <text:p/>
        </draw:connector>
        <draw:connector draw:style-name="gr158" draw:text-style-name="P26" draw:layer="layout" svg:x1="17.962cm" svg:y1="4.652cm" svg:x2="18.773cm" svg:y2="12.461cm" draw:start-shape="id13" draw:start-glue-point="5" draw:end-shape="id2" draw:end-glue-point="1" svg:d="M17962 4652h1312v7809h-501" svg:viewBox="0 0 1313 7810">
          <text:p/>
        </draw:connector>
        <draw:connector draw:style-name="gr119" draw:text-style-name="P26" draw:layer="layout" svg:x1="4.115cm" svg:y1="18.779cm" svg:x2="4.119cm" svg:y2="14.833cm" draw:start-shape="id7" draw:start-glue-point="0" draw:end-shape="id3" draw:end-glue-point="2" svg:d="M4115 18779v-1973h4v-1973" svg:viewBox="0 0 5 3947">
          <text:p/>
        </draw:connector>
        <draw:g xml:id="id15" draw:id="id15">
          <draw:custom-shape draw:style-name="gr256" draw:text-style-name="P10" draw:layer="layout" svg:width="0.774cm" svg:height="1.4cm" svg:x="13.727cm" svg:y="11.4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7" draw:text-style-name="P11" draw:layer="layout" svg:width="0.774cm" svg:height="0.444cm" svg:x="13.727cm" svg:y="11.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 draw:id="id14">
          <draw:custom-shape draw:style-name="gr258" draw:text-style-name="P10" draw:layer="layout" svg:width="0.774cm" svg:height="1.4cm" svg:x="5.801cm" svg:y="11.4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9" draw:text-style-name="P11" draw:layer="layout" svg:width="0.774cm" svg:height="0.444cm" svg:x="5.801cm" svg:y="11.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19" draw:text-style-name="P26" draw:layer="layout" svg:x1="6.575cm" svg:y1="12.103cm" svg:x2="13.727cm" svg:y2="12.103cm" draw:start-shape="id14" draw:start-glue-point="1" draw:end-shape="id15" draw:end-glue-point="3" svg:d="M6575 12103h7152" svg:viewBox="0 0 7153 1">
          <text:p/>
        </draw:connector>
        <draw:frame draw:style-name="gr260" draw:text-style-name="P31" draw:layer="layout" svg:width="3.8cm" svg:height="0.7cm" draw:transform="rotate (1.55578649522775) translate (1.556cm 9.192cm)">
          <draw:text-box>
            <text:p><text:span text:style-name="T2">SSH to jump host</text:span></text:p>
          </draw:text-box>
        </draw:frame>
        <draw:frame draw:style-name="gr260" draw:text-style-name="P31" draw:layer="layout" svg:width="3.8cm" svg:height="0.7cm" draw:transform="rotate (1.55578649522775) translate (18.601cm 8.903cm)">
          <draw:text-box>
            <text:p><text:span text:style-name="T2">SSH to jump host</text:span></text:p>
          </draw:text-box>
        </draw:frame>
        <draw:frame draw:style-name="gr261" draw:text-style-name="P32" draw:layer="layout" svg:width="3.643cm" svg:height="1.539cm" svg:x="8.623cm" svg:y="7.726cm">
          <draw:text-box>
            <text:p><text:span text:style-name="T3">Directory Server</text:span></text:p>
            <text:p><text:span text:style-name="T3">if required.</text:span></text:p>
          </draw:text-box>
        </draw:frame>
        <draw:frame draw:style-name="gr262" draw:text-style-name="P33" draw:layer="layout" svg:width="2.534cm" svg:height="1.673cm" svg:x="3.667cm" svg:y="12.03cm">
          <draw:text-box>
            <text:p><text:span text:style-name="T4">Backup</text:span></text:p>
            <text:p><text:span text:style-name="T4">Bastion</text:span></text:p>
            <text:p><text:span text:style-name="T4">Host</text:span></text:p>
          </draw:text-box>
        </draw:frame>
        <draw:frame draw:style-name="gr263" draw:text-style-name="P33" draw:layer="layout" svg:width="1.958cm" svg:height="1.673cm" svg:x="16.301cm" svg:y="12.303cm">
          <draw:text-box>
            <text:p><text:span text:style-name="T4">Primary</text:span></text:p>
            <text:p><text:span text:style-name="T4">Bastion</text:span></text:p>
            <text:p><text:span text:style-name="T4">Host</text:span></text:p>
          </draw:text-box>
        </draw:frame>
        <draw:frame draw:style-name="gr264" draw:text-style-name="P32" draw:layer="layout" svg:width="6.141cm" svg:height="0.645cm" svg:x="7.801cm" svg:y="11.458cm">
          <draw:text-box>
            <text:p><text:span text:style-name="T3">Replicated Home Folders</text:span></text:p>
          </draw:text-box>
        </draw:frame>
        <draw:frame draw:style-name="gr265" draw:text-style-name="P32" draw:layer="layout" svg:width="2.989cm" svg:height="0.794cm" svg:x="13.566cm" svg:y="8.065cm">
          <draw:text-box>
            <text:p><text:span text:style-name="T3">AD/LDAP etc.</text:span></text:p>
          </draw:text-box>
        </draw:frame>
        <draw:frame draw:style-name="gr266" draw:text-style-name="P32" draw:layer="layout" svg:width="2.661cm" svg:height="0.645cm" svg:x="4.666cm" svg:y="8.02cm">
          <draw:text-box>
            <text:p><text:span text:style-name="T3">AD/LDAP etc.</text:span></text:p>
          </draw:text-box>
        </draw:frame>
        <draw:frame draw:style-name="gr267" draw:text-style-name="P32" draw:layer="layout" svg:width="5.9cm" svg:height="1.433cm" svg:x="7.501cm" svg:y="14.77cm">
          <draw:text-box>
            <text:p><text:span text:style-name="T3">Various Data Replication methods available. Defaults to a filesystem.</text:span></text:p>
          </draw:text-box>
        </draw:frame>
        <draw:frame draw:style-name="gr268" draw:text-style-name="P32" draw:layer="layout" svg:width="2.9cm" svg:height="1.039cm" draw:transform="rotate (1.58074470353126) translate (4.162cm 18.305cm)">
          <draw:text-box>
            <text:p><text:span text:style-name="T3">OpenAKC →</text:span></text:p>
          </draw:text-box>
        </draw:frame>
        <draw:frame draw:style-name="gr269" draw:text-style-name="P32" draw:layer="layout" svg:width="1.671cm" svg:height="0.645cm" draw:transform="rotate (1.56538580611371) translate (3.446cm 17.371cm)">
          <draw:text-box>
            <text:p><text:span text:style-name="T3">← </text:span><text:span text:style-name="T3">SSH</text:span></text:p>
          </draw:text-box>
        </draw:frame>
        <draw:frame draw:style-name="gr269" draw:text-style-name="P32" draw:layer="layout" svg:width="1.671cm" svg:height="0.645cm" draw:transform="rotate (1.56538580611371) translate (16.1cm 17.271cm)">
          <draw:text-box>
            <text:p><text:span text:style-name="T3">← </text:span><text:span text:style-name="T3">SSH</text:span></text:p>
          </draw:text-box>
        </draw:frame>
        <draw:frame draw:style-name="gr268" draw:text-style-name="P32" draw:layer="layout" svg:width="2.675cm" svg:height="1.039cm" draw:transform="rotate (1.58074470353126) translate (16.865cm 18.154cm)">
          <draw:text-box>
            <text:p><text:span text:style-name="T3">OpenAKC →</text:span></text:p>
          </draw:text-box>
        </draw:frame>
        <draw:frame draw:style-name="gr270" draw:text-style-name="P31" draw:layer="layout" svg:width="3.699cm" svg:height="1.547cm" draw:transform="rotate (1.56433860856252) translate (1.629cm 24.799cm)">
          <draw:text-box>
            <text:p><text:span text:style-name="T2">OpenAKC Auth Query, Session Logs etc.</text:span></text:p>
          </draw:text-box>
        </draw:frame>
        <draw:frame draw:style-name="gr271" draw:text-style-name="P31" draw:layer="layout" svg:width="3.372cm" svg:height="0.683cm" draw:transform="rotate (1.57323978774769) translate (15.308cm 25.1cm)">
          <draw:text-box>
            <text:p><text:span text:style-name="T2">SSH Connection</text:span></text:p>
          </draw:text-box>
        </draw:frame>
        <draw:frame draw:style-name="gr271" draw:text-style-name="P31" draw:layer="layout" svg:width="3.372cm" svg:height="0.683cm" draw:transform="rotate (1.57323978774769) translate (4.917cm 25cm)">
          <draw:text-box>
            <text:p><text:span text:style-name="T2">SSH Connection</text:span></text:p>
          </draw:text-box>
        </draw:frame>
        <draw:g xml:id="id8" draw:id="id8">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72" draw:text-style-name="P1" draw:layer="layout" svg:width="1.558cm" svg:height="0.977cm" svg:x="17.74cm" svg:y="26.422cm" svg:viewBox="0 0 1559 978" svg:d="M1 978c130 0 1558-608 1558-793s-200-185-330-185c0 79-1275 396-1228 978z">
            <text:p/>
          </draw:path>
          <draw:g>
            <draw:polygon draw:style-name="gr273" draw:text-style-name="P2" draw:layer="layout" svg:width="1.652cm" svg:height="1.453cm" svg:x="15.994cm" svg:y="25.893cm" svg:viewBox="0 0 1653 1454" draw:points="0,529 0,0 1653,925 1653,1454">
              <text:p/>
            </draw:polygon>
            <draw:polygon draw:style-name="gr274" draw:text-style-name="P3" draw:layer="layout" svg:width="1.415cm" svg:height="1.321cm" svg:x="17.647cm" svg:y="26.025cm" svg:viewBox="0 0 1416 1322" draw:points="0,1322 0,793 1416,0 1416,529">
              <text:p/>
            </draw:polygon>
            <draw:polygon draw:style-name="gr275" draw:text-style-name="P4" draw:layer="layout" svg:width="3.068cm" svg:height="1.717cm" svg:x="15.994cm" svg:y="25.1cm" svg:viewBox="0 0 3069 1718" draw:points="1653,1718 0,793 1416,0 3069,925">
              <text:p/>
            </draw:polygon>
            <draw:line draw:style-name="gr276" draw:text-style-name="P6" draw:layer="layout" svg:x1="16.561cm" svg:y1="26.316cm" svg:x2="16.561cm" svg:y2="26.633cm">
              <text:p/>
            </draw:line>
            <draw:line draw:style-name="gr277" draw:text-style-name="P6" draw:layer="layout" svg:x1="17.601cm" svg:y1="26.993cm" svg:x2="16.845cm" svg:y2="26.57cm">
              <text:p/>
            </draw:line>
            <draw:line draw:style-name="gr278" draw:text-style-name="P6" draw:layer="layout" svg:x1="16.84cm" svg:y1="26.475cm" svg:x2="16.84cm" svg:y2="26.581cm">
              <text:p/>
            </draw:line>
            <draw:line draw:style-name="gr279" draw:text-style-name="P6" draw:layer="layout" svg:x1="17.596cm" svg:y1="26.898cm" svg:x2="17.596cm" svg:y2="27.004cm">
              <text:p/>
            </draw:line>
            <draw:line draw:style-name="gr280" draw:text-style-name="P6" draw:layer="layout" svg:x1="17.596cm" svg:y1="26.898cm" svg:x2="16.84cm" svg:y2="26.475cm">
              <text:p/>
            </draw:line>
            <draw:polygon draw:style-name="gr281" draw:text-style-name="P7" draw:layer="layout" svg:width="0.093cm" svg:height="0.158cm" svg:x="16.656cm" svg:y="26.369cm" svg:viewBox="0 0 94 159" draw:points="0,106 0,0 94,53 94,159">
              <text:p/>
            </draw:polygon>
            <draw:line draw:style-name="gr282" draw:text-style-name="P6" draw:layer="layout" svg:x1="16.467cm" svg:y1="26.263cm" svg:x2="16.467cm" svg:y2="26.58cm">
              <text:p/>
            </draw:line>
            <draw:line draw:style-name="gr283" draw:text-style-name="P6" draw:layer="layout" svg:x1="16.372cm" svg:y1="26.21cm" svg:x2="16.372cm" svg:y2="26.527cm">
              <text:p/>
            </draw:line>
            <draw:line draw:style-name="gr284" draw:text-style-name="P6" draw:layer="layout" svg:x1="16.278cm" svg:y1="26.157cm" svg:x2="16.278cm" svg:y2="26.474cm">
              <text:p/>
            </draw:line>
            <draw:line draw:style-name="gr285" draw:text-style-name="P6" draw:layer="layout" svg:x1="16.183cm" svg:y1="26.104cm" svg:x2="16.183cm" svg:y2="26.421cm">
              <text:p/>
            </draw:line>
            <draw:line draw:style-name="gr286" draw:text-style-name="P6" draw:layer="layout" svg:x1="16.089cm" svg:y1="26.052cm" svg:x2="16.089cm" svg:y2="26.369cm">
              <text:p/>
            </draw:line>
            <draw:polygon draw:style-name="gr287" draw:text-style-name="P2" draw:layer="layout" svg:width="0.093cm" svg:height="0.581cm" svg:x="15.9cm" svg:y="25.84cm" svg:viewBox="0 0 94 582" draw:points="0,529 0,0 94,53 94,582">
              <text:p/>
            </draw:polygon>
            <draw:polygon draw:style-name="gr288" draw:text-style-name="P2" draw:layer="layout" svg:width="0.093cm" svg:height="0.581cm" svg:x="17.647cm" svg:y="26.818cm" svg:viewBox="0 0 94 582" draw:points="0,529 0,0 94,53 94,582">
              <text:p/>
            </draw:polygon>
            <draw:polygon draw:style-name="gr289" draw:text-style-name="P5" draw:layer="layout" svg:width="3.163cm" svg:height="2.299cm" svg:x="15.9cm" svg:y="25.1cm" svg:viewBox="0 0 3164 2300" draw:points="0,1269 0,740 94,793 1511,0 3164,925 3164,1454 1841,2194 1841,2300">
              <text:p/>
            </draw:polygon>
          </draw:g>
        </draw:g>
        <draw:g xml:id="id6" draw:id="id6">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90" draw:text-style-name="P1" draw:layer="layout" svg:width="1.558cm" svg:height="0.977cm" svg:x="4.021cm" svg:y="26.522cm" svg:viewBox="0 0 1559 978" svg:d="M1 978c130 0 1558-608 1558-793s-200-185-330-185c0 79-1275 396-1228 978z">
            <text:p/>
          </draw:path>
          <draw:g>
            <draw:polygon draw:style-name="gr291" draw:text-style-name="P2" draw:layer="layout" svg:width="1.652cm" svg:height="1.453cm" svg:x="2.275cm" svg:y="25.993cm" svg:viewBox="0 0 1653 1454" draw:points="0,529 0,0 1653,925 1653,1454">
              <text:p/>
            </draw:polygon>
            <draw:polygon draw:style-name="gr292" draw:text-style-name="P3" draw:layer="layout" svg:width="1.415cm" svg:height="1.321cm" svg:x="3.928cm" svg:y="26.125cm" svg:viewBox="0 0 1416 1322" draw:points="0,1322 0,793 1416,0 1416,529">
              <text:p/>
            </draw:polygon>
            <draw:polygon draw:style-name="gr293" draw:text-style-name="P4" draw:layer="layout" svg:width="3.068cm" svg:height="1.717cm" svg:x="2.275cm" svg:y="25.2cm" svg:viewBox="0 0 3069 1718" draw:points="1653,1718 0,793 1416,0 3069,925">
              <text:p/>
            </draw:polygon>
            <draw:line draw:style-name="gr294" draw:text-style-name="P6" draw:layer="layout" svg:x1="2.842cm" svg:y1="26.416cm" svg:x2="2.842cm" svg:y2="26.733cm">
              <text:p/>
            </draw:line>
            <draw:line draw:style-name="gr295" draw:text-style-name="P6" draw:layer="layout" svg:x1="3.882cm" svg:y1="27.093cm" svg:x2="3.126cm" svg:y2="26.67cm">
              <text:p/>
            </draw:line>
            <draw:line draw:style-name="gr296" draw:text-style-name="P6" draw:layer="layout" svg:x1="3.121cm" svg:y1="26.575cm" svg:x2="3.121cm" svg:y2="26.681cm">
              <text:p/>
            </draw:line>
            <draw:line draw:style-name="gr297" draw:text-style-name="P6" draw:layer="layout" svg:x1="3.877cm" svg:y1="26.998cm" svg:x2="3.877cm" svg:y2="27.104cm">
              <text:p/>
            </draw:line>
            <draw:line draw:style-name="gr298" draw:text-style-name="P6" draw:layer="layout" svg:x1="3.877cm" svg:y1="26.998cm" svg:x2="3.121cm" svg:y2="26.575cm">
              <text:p/>
            </draw:line>
            <draw:polygon draw:style-name="gr299" draw:text-style-name="P7" draw:layer="layout" svg:width="0.093cm" svg:height="0.158cm" svg:x="2.937cm" svg:y="26.469cm" svg:viewBox="0 0 94 159" draw:points="0,106 0,0 94,53 94,159">
              <text:p/>
            </draw:polygon>
            <draw:line draw:style-name="gr300" draw:text-style-name="P6" draw:layer="layout" svg:x1="2.748cm" svg:y1="26.363cm" svg:x2="2.748cm" svg:y2="26.68cm">
              <text:p/>
            </draw:line>
            <draw:line draw:style-name="gr301" draw:text-style-name="P6" draw:layer="layout" svg:x1="2.653cm" svg:y1="26.31cm" svg:x2="2.653cm" svg:y2="26.627cm">
              <text:p/>
            </draw:line>
            <draw:line draw:style-name="gr302" draw:text-style-name="P6" draw:layer="layout" svg:x1="2.559cm" svg:y1="26.257cm" svg:x2="2.559cm" svg:y2="26.574cm">
              <text:p/>
            </draw:line>
            <draw:line draw:style-name="gr303" draw:text-style-name="P6" draw:layer="layout" svg:x1="2.464cm" svg:y1="26.204cm" svg:x2="2.464cm" svg:y2="26.521cm">
              <text:p/>
            </draw:line>
            <draw:line draw:style-name="gr304" draw:text-style-name="P6" draw:layer="layout" svg:x1="2.37cm" svg:y1="26.152cm" svg:x2="2.37cm" svg:y2="26.469cm">
              <text:p/>
            </draw:line>
            <draw:polygon draw:style-name="gr305" draw:text-style-name="P2" draw:layer="layout" svg:width="0.093cm" svg:height="0.581cm" svg:x="2.181cm" svg:y="25.94cm" svg:viewBox="0 0 94 582" draw:points="0,529 0,0 94,53 94,582">
              <text:p/>
            </draw:polygon>
            <draw:polygon draw:style-name="gr306" draw:text-style-name="P2" draw:layer="layout" svg:width="0.093cm" svg:height="0.581cm" svg:x="3.928cm" svg:y="26.918cm" svg:viewBox="0 0 94 582" draw:points="0,529 0,0 94,53 94,582">
              <text:p/>
            </draw:polygon>
            <draw:polygon draw:style-name="gr307" draw:text-style-name="P5" draw:layer="layout" svg:width="3.163cm" svg:height="2.299cm" svg:x="2.181cm" svg:y="25.2cm" svg:viewBox="0 0 3164 2300" draw:points="0,1269 0,740 94,793 1511,0 3164,925 3164,1454 1841,2194 1841,2300">
              <text:p/>
            </draw:polygon>
          </draw:g>
        </draw:g>
        <draw:frame draw:style-name="gr308" draw:text-style-name="P31" draw:layer="layout" svg:width="2.25cm" svg:height="1.115cm" draw:transform="rotate (-0.52970742798028) translate (3.18cm 25.167cm)">
          <draw:text-box>
            <text:p><text:span text:style-name="T2">OpenAKC</text:span></text:p>
            <text:p><text:span text:style-name="T2">Agent</text:span></text:p>
          </draw:text-box>
        </draw:frame>
        <draw:frame draw:style-name="gr308" draw:text-style-name="P31" draw:layer="layout" svg:width="2.25cm" svg:height="1.115cm" draw:transform="rotate (-0.52970742798028) translate (16.963cm 25cm)">
          <draw:text-box>
            <text:p><text:span text:style-name="T2">OpenAKC</text:span></text:p>
            <text:p><text:span text:style-name="T2">Agent</text:span></text:p>
          </draw:text-box>
        </draw:frame>
        <draw:frame draw:style-name="gr309" draw:text-style-name="P31" draw:layer="layout" svg:width="2.25cm" svg:height="1.115cm" draw:transform="rotate (0.560599755740579) translate (15.301cm 11.299cm)">
          <draw:text-box>
            <text:p><text:span text:style-name="T2">OpenAKC</text:span></text:p>
            <text:p><text:span text:style-name="T2">Server</text:span></text:p>
          </draw:text-box>
        </draw:frame>
        <draw:frame draw:style-name="gr309" draw:text-style-name="P31" draw:layer="layout" svg:width="2.25cm" svg:height="1.115cm" draw:transform="rotate (0.560599755740579) translate (2.503cm 11.199cm)">
          <draw:text-box>
            <text:p><text:span text:style-name="T2">OpenAKC</text:span></text:p>
            <text:p><text:span text:style-name="T2">Server</text:span></text:p>
          </draw:text-box>
        </draw:frame>
        <draw:frame draw:style-name="gr310" draw:text-style-name="P31" draw:layer="layout" svg:width="2.25cm" svg:height="1.115cm" svg:x="13.001cm" svg:y="16.588cm">
          <draw:text-box>
            <text:p><text:span text:style-name="T2">OpenAKC</text:span></text:p>
            <text:p><text:span text:style-name="T2">Data</text:span></text:p>
          </draw:text-box>
        </draw:frame>
        <draw:frame draw:style-name="gr310" draw:text-style-name="P31" draw:layer="layout" svg:width="2.25cm" svg:height="1.115cm" svg:x="5.601cm" svg:y="16.503cm">
          <draw:text-box>
            <text:p><text:span text:style-name="T2">OpenAKC</text:span></text:p>
            <text:p><text:span text:style-name="T2">Data</text:span></text:p>
          </draw:text-box>
        </draw:frame>
        <draw:g xml:id="id16" draw:id="id16">
          <draw:custom-shape draw:style-name="gr311" draw:text-style-name="P10" draw:layer="layout" svg:width="1.097cm" svg:height="2.5cm" svg:x="9.6cm" svg:y="24.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2" draw:text-style-name="P11" draw:layer="layout" svg:width="1.097cm" svg:height="0.793cm" svg:x="9.6cm" svg:y="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3" draw:text-style-name="P31" draw:layer="layout" svg:width="1.882cm" svg:height="1.115cm" draw:transform="rotate (1.54793251359377) translate (9.6cm 26.882cm)">
          <draw:text-box>
            <text:p><text:span text:style-name="T2">Local Logging</text:span></text:p>
          </draw:text-box>
        </draw:frame>
        <draw:connector draw:style-name="gr158" draw:text-style-name="P26" draw:layer="layout" svg:x1="4.021cm" svg:y1="27.473cm" svg:x2="10.148cm" svg:y2="26.9cm" draw:start-shape="id6" draw:start-glue-point="10" draw:end-shape="id16" draw:end-glue-point="2" svg:d="M4021 27473v547h6127v-1120" svg:viewBox="0 0 6128 1121">
          <text:p/>
        </draw:connector>
        <draw:connector draw:style-name="gr158" draw:text-style-name="P26" draw:layer="layout" draw:line-skew="0.08cm" svg:x1="17.74cm" svg:y1="27.373cm" svg:x2="10.148cm" svg:y2="26.9cm" draw:start-shape="id8" draw:start-glue-point="10" draw:end-shape="id16" draw:end-glue-point="2" svg:d="M17740 27373v627h-7592v-1100" svg:viewBox="0 0 7593 1101">
          <text:p/>
        </draw:connector>
        <draw:connector draw:style-name="gr119" draw:text-style-name="P26" draw:layer="layout" svg:x1="6.901cm" svg:y1="15.719cm" svg:x2="13.591cm" svg:y2="15.722cm" draw:start-shape="id5" draw:start-glue-point="1" draw:end-shape="id4" draw:end-glue-point="3" svg:d="M6901 15719h3345v3h3345" svg:viewBox="0 0 6691 4">
          <text:p/>
        </draw:connector>
        <draw:frame draw:style-name="gr270" draw:text-style-name="P31" draw:layer="layout" svg:width="3.699cm" svg:height="1.547cm" draw:transform="rotate (1.56433860856252) translate (17.6cm 24.699cm)">
          <draw:text-box>
            <text:p><text:span text:style-name="T2">OpenAKC Auth Query, Session Logs etc.</text:span></text:p>
          </draw:text-box>
        </draw:frame>
        <draw:frame draw:style-name="gr314" draw:text-style-name="P34" draw:layer="layout" svg:width="12.829cm" svg:height="0.962cm" svg:x="4.126cm" svg:y="1.659cm">
          <draw:text-box>
            <text:p>OpenAKC Combined Bastion Host Exampl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B" draw:display-name="Greyscale Linear B" draw:style="linear" draw:start-color="#000000" draw:end-color="#ffffff" draw:start-intensity="100%" draw:end-intensity="100%" draw:angle="1800" draw:border="1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Shapes" draw:style="rectangular" draw:cx="50%" draw:cy="50%" draw:start-color="#cccccc" draw:end-color="#ffffff"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Arrow" draw:marker-start-width="0.2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Arrow" draw:marker-start-width="0.3cm" draw:marker-end-width="0.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9T11:33:38.401132592</meta:creation-date>
    <dc:date>2020-02-04T14:33:33.768662715</dc:date>
    <meta:editing-duration>PT34M14S</meta:editing-duration>
    <meta:editing-cycles>5</meta:editing-cycles>
    <meta:generator>LibreOffice/6.2.0.3$Linux_X86_64 LibreOffice_project/98c6a8a1c6c7b144ce3cc729e34964b47ce25d62</meta:generator>
    <meta:document-statistic meta:object-count="371"/>
  </office:meta>
</office:document-meta>
</file>